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NewRoman" svg:font-family="TimesNewRoman" style:font-pitch="variable"/>
    <style:font-face style:name="TimesNewRoman1" svg:font-family="TimesNewRoman"/>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cm" svg:stroke-color="#b3b3b3" draw:stroke-linejoin="round" svg:stroke-linecap="butt" draw:fill="none"/>
    </style:style>
    <style:style style:name="gr4" style:family="graphic" style:parent-style-name="standard">
      <style:graphic-properties draw:stroke="solid" svg:stroke-width="0cm" svg:stroke-color="#314004" draw:stroke-linejoin="round" svg:stroke-linecap="butt" draw:fill="solid" draw:fill-color="#314004"/>
    </style:style>
    <style:style style:name="gr5" style:family="graphic" style:parent-style-name="standard">
      <style:graphic-properties draw:stroke="solid" svg:stroke-width="0.104cm" svg:stroke-color="#7e0021" draw:stroke-linejoin="round" svg:stroke-linecap="butt" draw:fill="none" fo:padding-top="0.052cm" fo:padding-bottom="0.052cm" fo:padding-left="0.052cm" fo:padding-right="0.052cm"/>
    </style:style>
    <style:style style:name="gr6" style:family="graphic" style:parent-style-name="standard">
      <style:graphic-properties draw:stroke="solid" svg:stroke-width="0cm" svg:stroke-color="#7e0021" draw:stroke-linejoin="round" svg:stroke-linecap="butt" draw:fill="solid" draw:fill-color="#7e0021"/>
    </style:style>
    <style:style style:name="gr7" style:family="graphic" style:parent-style-name="standard">
      <style:graphic-properties draw:stroke="solid" svg:stroke-width="0.104cm" svg:stroke-color="#579d1c" draw:stroke-linejoin="round" svg:stroke-linecap="butt" draw:fill="none" fo:padding-top="0.052cm" fo:padding-bottom="0.052cm" fo:padding-left="0.052cm" fo:padding-right="0.052cm"/>
    </style:style>
    <style:style style:name="gr8" style:family="graphic" style:parent-style-name="standard">
      <style:graphic-properties draw:stroke="solid" svg:stroke-width="0cm" svg:stroke-color="#579d1c" draw:stroke-linejoin="round" svg:stroke-linecap="butt" draw:fill="solid" draw:fill-color="#579d1c"/>
    </style:style>
    <style:style style:name="gr9" style:family="graphic" style:parent-style-name="standard">
      <style:graphic-properties draw:stroke="solid" svg:stroke-width="0.104cm" svg:stroke-color="#ffd320" draw:stroke-linejoin="round" svg:stroke-linecap="butt" draw:fill="none" fo:padding-top="0.052cm" fo:padding-bottom="0.052cm" fo:padding-left="0.052cm" fo:padding-right="0.052cm"/>
    </style:style>
    <style:style style:name="gr10" style:family="graphic" style:parent-style-name="standard">
      <style:graphic-properties draw:stroke="solid" svg:stroke-width="0cm" svg:stroke-color="#ffd320" draw:stroke-linejoin="round" svg:stroke-linecap="butt" draw:fill="solid" draw:fill-color="#ffd320"/>
    </style:style>
    <style:style style:name="gr11" style:family="graphic" style:parent-style-name="standard">
      <style:graphic-properties draw:stroke="none" draw:fill="solid" draw:fill-color="#ffd320"/>
    </style:style>
    <style:style style:name="gr12" style:family="graphic" style:parent-style-name="standard">
      <style:graphic-properties draw:stroke="solid" svg:stroke-width="0cm" svg:stroke-color="#ffd320" draw:stroke-linejoin="round" svg:stroke-linecap="butt" draw:fill="none"/>
    </style:style>
    <style:style style:name="gr13" style:family="graphic" style:parent-style-name="standard">
      <style:graphic-properties draw:stroke="solid" svg:stroke-width="0.104cm" svg:stroke-color="#ff420e" draw:stroke-linejoin="round" svg:stroke-linecap="butt" draw:fill="none" fo:padding-top="0.052cm" fo:padding-bottom="0.052cm" fo:padding-left="0.052cm" fo:padding-right="0.052cm"/>
    </style:style>
    <style:style style:name="gr14" style:family="graphic" style:parent-style-name="standard">
      <style:graphic-properties draw:stroke="solid" svg:stroke-width="0cm" svg:stroke-color="#ff420e" draw:stroke-linejoin="round" svg:stroke-linecap="butt" draw:fill="solid" draw:fill-color="#ff420e"/>
    </style:style>
    <style:style style:name="gr15" style:family="graphic" style:parent-style-name="standard">
      <style:graphic-properties draw:stroke="none" draw:fill="solid" draw:fill-color="#ff420e"/>
    </style:style>
    <style:style style:name="gr16" style:family="graphic" style:parent-style-name="standard">
      <style:graphic-properties draw:stroke="solid" svg:stroke-width="0cm" svg:stroke-color="#ff420e" draw:stroke-linejoin="round" svg:stroke-linecap="butt" draw:fill="none"/>
    </style:style>
    <style:style style:name="gr1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18" style:family="graphic" style:parent-style-name="standard">
      <style:graphic-properties draw:stroke="solid" svg:stroke-width="0.104cm" svg:stroke-color="#004586" draw:stroke-linejoin="round" svg:stroke-linecap="butt" draw:fill="none" fo:padding-top="0.052cm" fo:padding-bottom="0.052cm" fo:padding-left="0.052cm" fo:padding-right="0.052cm"/>
    </style:style>
    <style:style style:name="gr19" style:family="graphic" style:parent-style-name="standard">
      <style:graphic-properties draw:stroke="solid" svg:stroke-width="0cm" svg:stroke-color="#004586" draw:stroke-linejoin="round" svg:stroke-linecap="butt" draw:fill="solid" draw:fill-color="#004586"/>
    </style:style>
    <style:style style:name="gr20" style:family="graphic" style:parent-style-name="standard">
      <style:graphic-properties draw:stroke="solid" svg:stroke-width="0.104cm" svg:stroke-color="#83caff" draw:stroke-linejoin="round" svg:stroke-linecap="butt" draw:fill="none" fo:padding-top="0.052cm" fo:padding-bottom="0.052cm" fo:padding-left="0.052cm" fo:padding-right="0.052cm"/>
    </style:style>
    <style:style style:name="gr21" style:family="graphic" style:parent-style-name="standard">
      <style:graphic-properties draw:stroke="solid" svg:stroke-width="0cm" svg:stroke-color="#83caff" draw:stroke-linejoin="round" svg:stroke-linecap="butt" draw:fill="solid" draw:fill-color="#83caff"/>
    </style:style>
    <style:style style:name="gr22" style:family="graphic" style:parent-style-name="standard">
      <style:graphic-properties draw:stroke="solid" svg:stroke-width="0.104cm" svg:stroke-color="#314004" draw:stroke-linejoin="round" svg:stroke-linecap="butt" draw:fill="none" fo:padding-top="0.052cm" fo:padding-bottom="0.052cm" fo:padding-left="0.052cm" fo:padding-right="0.052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solid" draw:fill-color="#ffffff"/>
    </style:style>
    <style:style style:name="P4" style:family="paragraph">
      <loext:graphic-properties draw:fill="none"/>
    </style:style>
    <style:style style:name="P5" style:family="paragraph">
      <loext:graphic-properties draw:fill="solid" draw:fill-color="#314004"/>
    </style:style>
    <style:style style:name="P6" style:family="paragraph">
      <loext:graphic-properties draw:fill="solid" draw:fill-color="#7e0021"/>
    </style:style>
    <style:style style:name="P7" style:family="paragraph">
      <loext:graphic-properties draw:fill="solid" draw:fill-color="#579d1c"/>
    </style:style>
    <style:style style:name="P8" style:family="paragraph">
      <loext:graphic-properties draw:fill="solid" draw:fill-color="#ffd320"/>
    </style:style>
    <style:style style:name="P9" style:family="paragraph">
      <loext:graphic-properties draw:fill="solid" draw:fill-color="#ff420e"/>
    </style:style>
    <style:style style:name="P10" style:family="paragraph">
      <loext:graphic-properties draw:fill="none"/>
      <style:text-properties fo:font-size="10pt" style:font-size-asian="10pt" style:font-size-complex="10pt"/>
    </style:style>
    <style:style style:name="P11" style:family="paragraph">
      <loext:graphic-properties draw:fill="solid" draw:fill-color="#004586"/>
    </style:style>
    <style:style style:name="P12" style:family="paragraph">
      <loext:graphic-properties draw:fill="solid" draw:fill-color="#83caff"/>
    </style:style>
    <style:style style:name="T1" style:family="text">
      <style:text-properties fo:color="#000000" loext:opacity="100%" style:font-name="TimesNewRoman1" fo:font-size="12pt" fo:font-weight="normal" style:font-size-asian="12pt" style:font-weight-asian="normal" style:font-name-complex="TimesNewRoman1" style:font-size-complex="12pt" style:font-weight-complex="normal"/>
    </style:style>
    <style:style style:name="T2" style:family="text">
      <style:text-properties fo:color="#000000" loext:opacity="100%" style:font-name="Arial" fo:font-size="10pt" fo:font-weight="normal" style:font-size-asian="10pt" style:font-weight-asian="normal" style:font-name-complex="Ari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153cm" svg:height="0.471cm" svg:x="10.22cm" svg:y="2.015cm">
          <draw:text-box>
            <text:p text:style-name="P1"><text:span text:style-name="T1">Sheet1</text:span></text:p>
          </draw:text-box>
        </draw:frame>
        <draw:polygon draw:style-name="gr2" draw:text-style-name="P3" draw:layer="layout" svg:width="15.971cm" svg:height="8.999cm" svg:x="3.483cm" svg:y="3.12cm" svg:viewBox="0 0 15972 9000" draw:points="7987,9000 0,9000 0,0 15972,0 15972,9000">
          <text:p/>
        </draw:polygon>
        <draw:polygon draw:style-name="gr3" draw:text-style-name="P4" draw:layer="layout" svg:width="11.923cm" svg:height="8.243cm" svg:x="4.093cm" svg:y="3.498cm" svg:viewBox="0 0 11924 8244" draw:points="5964,8244 0,8244 0,0 11924,0 11924,8244">
          <text:p/>
        </draw:polygon>
        <draw:line draw:style-name="gr3" draw:text-style-name="P4" draw:layer="layout" svg:x1="16.016cm" svg:y1="11.739cm" svg:x2="4.092cm" svg:y2="11.739cm">
          <text:p/>
        </draw:line>
        <draw:line draw:style-name="gr3" draw:text-style-name="P4" draw:layer="layout" svg:x1="16.016cm" svg:y1="10.365cm" svg:x2="4.092cm" svg:y2="10.365cm">
          <text:p/>
        </draw:line>
        <draw:line draw:style-name="gr3" draw:text-style-name="P4" draw:layer="layout" svg:x1="16.016cm" svg:y1="8.991cm" svg:x2="4.092cm" svg:y2="8.991cm">
          <text:p/>
        </draw:line>
        <draw:line draw:style-name="gr3" draw:text-style-name="P4" draw:layer="layout" svg:x1="16.016cm" svg:y1="7.619cm" svg:x2="4.092cm" svg:y2="7.619cm">
          <text:p/>
        </draw:line>
        <draw:line draw:style-name="gr3" draw:text-style-name="P4" draw:layer="layout" svg:x1="16.016cm" svg:y1="6.245cm" svg:x2="4.092cm" svg:y2="6.245cm">
          <text:p/>
        </draw:line>
        <draw:line draw:style-name="gr3" draw:text-style-name="P4" draw:layer="layout" svg:x1="16.016cm" svg:y1="4.871cm" svg:x2="4.092cm" svg:y2="4.871cm">
          <text:p/>
        </draw:line>
        <draw:line draw:style-name="gr3" draw:text-style-name="P4" draw:layer="layout" svg:x1="16.016cm" svg:y1="3.498cm" svg:x2="4.092cm" svg:y2="3.498cm">
          <text:p/>
        </draw:line>
        <draw:line draw:style-name="gr3" draw:text-style-name="P4" draw:layer="layout" svg:x1="4.092cm" svg:y1="6.395cm" svg:x2="4.092cm" svg:y2="6.245cm">
          <text:p/>
        </draw:line>
        <draw:line draw:style-name="gr3" draw:text-style-name="P4" draw:layer="layout" svg:x1="6.081cm" svg:y1="6.395cm" svg:x2="6.081cm" svg:y2="6.245cm">
          <text:p/>
        </draw:line>
        <draw:line draw:style-name="gr3" draw:text-style-name="P4" draw:layer="layout" svg:x1="8.067cm" svg:y1="6.395cm" svg:x2="8.067cm" svg:y2="6.245cm">
          <text:p/>
        </draw:line>
        <draw:line draw:style-name="gr3" draw:text-style-name="P4" draw:layer="layout" svg:x1="10.055cm" svg:y1="6.395cm" svg:x2="10.055cm" svg:y2="6.245cm">
          <text:p/>
        </draw:line>
        <draw:line draw:style-name="gr3" draw:text-style-name="P4" draw:layer="layout" svg:x1="12.041cm" svg:y1="6.395cm" svg:x2="12.041cm" svg:y2="6.245cm">
          <text:p/>
        </draw:line>
        <draw:line draw:style-name="gr3" draw:text-style-name="P4" draw:layer="layout" svg:x1="14.028cm" svg:y1="6.395cm" svg:x2="14.028cm" svg:y2="6.245cm">
          <text:p/>
        </draw:line>
        <draw:line draw:style-name="gr3" draw:text-style-name="P4" draw:layer="layout" svg:x1="16.016cm" svg:y1="6.395cm" svg:x2="16.016cm" svg:y2="6.245cm">
          <text:p/>
        </draw:line>
        <draw:line draw:style-name="gr3" draw:text-style-name="P4" draw:layer="layout" svg:x1="4.092cm" svg:y1="6.245cm" svg:x2="16.016cm" svg:y2="6.245cm">
          <text:p/>
        </draw:line>
        <draw:line draw:style-name="gr3" draw:text-style-name="P4" draw:layer="layout" svg:x1="9.905cm" svg:y1="11.739cm" svg:x2="10.055cm" svg:y2="11.739cm">
          <text:p/>
        </draw:line>
        <draw:line draw:style-name="gr3" draw:text-style-name="P4" draw:layer="layout" svg:x1="9.905cm" svg:y1="10.365cm" svg:x2="10.055cm" svg:y2="10.365cm">
          <text:p/>
        </draw:line>
        <draw:line draw:style-name="gr3" draw:text-style-name="P4" draw:layer="layout" svg:x1="9.905cm" svg:y1="8.991cm" svg:x2="10.055cm" svg:y2="8.991cm">
          <text:p/>
        </draw:line>
        <draw:line draw:style-name="gr3" draw:text-style-name="P4" draw:layer="layout" svg:x1="9.905cm" svg:y1="7.619cm" svg:x2="10.055cm" svg:y2="7.619cm">
          <text:p/>
        </draw:line>
        <draw:line draw:style-name="gr3" draw:text-style-name="P4" draw:layer="layout" svg:x1="9.905cm" svg:y1="6.245cm" svg:x2="10.055cm" svg:y2="6.245cm">
          <text:p/>
        </draw:line>
        <draw:line draw:style-name="gr3" draw:text-style-name="P4" draw:layer="layout" svg:x1="9.905cm" svg:y1="4.871cm" svg:x2="10.055cm" svg:y2="4.871cm">
          <text:p/>
        </draw:line>
        <draw:line draw:style-name="gr3" draw:text-style-name="P4" draw:layer="layout" svg:x1="9.905cm" svg:y1="3.498cm" svg:x2="10.055cm" svg:y2="3.498cm">
          <text:p/>
        </draw:line>
        <draw:line draw:style-name="gr3" draw:text-style-name="P4" draw:layer="layout" svg:x1="10.055cm" svg:y1="11.739cm" svg:x2="10.055cm" svg:y2="3.498cm">
          <text:p/>
        </draw:line>
        <draw:polygon draw:style-name="gr4" draw:text-style-name="P5" draw:layer="layout" svg:width="0.249cm" svg:height="0.249cm" svg:x="9.334cm" svg:y="6.141cm" svg:viewBox="0 0 250 250" draw:points="125,110 15,0 0,13 111,125 0,236 15,250 125,139 237,250 250,236 140,125 250,13 237,0">
          <text:p/>
        </draw:polygon>
        <draw:polyline draw:style-name="gr5" draw:text-style-name="P4" draw:layer="layout" svg:width="9.936cm" svg:height="0cm" svg:x="5.285cm" svg:y="7.068cm" svg:viewBox="0 0 9937 0" draw:points="0,0 199,0 398,0 597,0 796,0 995,0 1192,0 1391,0 1590,0 1789,0 1988,0 2187,0 2386,0 2583,0 2782,0 2981,0 3180,0 3379,0 3578,0 3777,0 3976,0 4173,0 4372,0 4571,0 4771,0 4969,0 5168,0 5366,0 5564,0 5764,0 5963,0 6162,0 6358,0 6557,0 6756,0 6956,0 7154,0 7353,0 7551,0 7750,0 7948,0 8148,0 8347,0 8544,0 8743,0 8942,0 9141,0 9340,0 9539,0 9738,0 9937,0">
          <text:p/>
        </draw:polyline>
        <draw:polygon draw:style-name="gr6" draw:text-style-name="P6" draw:layer="layout" svg:width="0.251cm" svg:height="0.249cm" svg:x="5.16cm" svg:y="6.944cm" svg:viewBox="0 0 252 250" draw:points="0,0 0,250 252,124">
          <text:p/>
        </draw:polygon>
        <draw:polygon draw:style-name="gr6" draw:text-style-name="P6" draw:layer="layout" svg:width="0.251cm" svg:height="0.249cm" svg:x="5.359cm" svg:y="6.944cm" svg:viewBox="0 0 252 250" draw:points="0,0 0,250 252,124">
          <text:p/>
        </draw:polygon>
        <draw:polygon draw:style-name="gr6" draw:text-style-name="P6" draw:layer="layout" svg:width="0.249cm" svg:height="0.249cm" svg:x="5.558cm" svg:y="6.944cm" svg:viewBox="0 0 250 250" draw:points="0,0 0,250 250,124">
          <text:p/>
        </draw:polygon>
        <draw:polygon draw:style-name="gr6" draw:text-style-name="P6" draw:layer="layout" svg:width="0.249cm" svg:height="0.249cm" svg:x="5.757cm" svg:y="6.944cm" svg:viewBox="0 0 250 250" draw:points="0,0 0,250 250,124">
          <text:p/>
        </draw:polygon>
        <draw:polygon draw:style-name="gr6" draw:text-style-name="P6" draw:layer="layout" svg:width="0.25cm" svg:height="0.249cm" svg:x="5.955cm" svg:y="6.944cm" svg:viewBox="0 0 251 250" draw:points="0,0 0,250 251,124">
          <text:p/>
        </draw:polygon>
        <draw:polygon draw:style-name="gr6" draw:text-style-name="P6" draw:layer="layout" svg:width="0.25cm" svg:height="0.249cm" svg:x="6.154cm" svg:y="6.944cm" svg:viewBox="0 0 251 250" draw:points="0,0 0,250 251,124">
          <text:p/>
        </draw:polygon>
        <draw:polygon draw:style-name="gr6" draw:text-style-name="P6" draw:layer="layout" svg:width="0.251cm" svg:height="0.249cm" svg:x="6.352cm" svg:y="6.944cm" svg:viewBox="0 0 252 250" draw:points="0,0 0,250 252,124">
          <text:p/>
        </draw:polygon>
        <draw:polygon draw:style-name="gr6" draw:text-style-name="P6" draw:layer="layout" svg:width="0.25cm" svg:height="0.249cm" svg:x="6.552cm" svg:y="6.944cm" svg:viewBox="0 0 251 250" draw:points="0,0 0,250 251,124">
          <text:p/>
        </draw:polygon>
        <draw:polygon draw:style-name="gr6" draw:text-style-name="P6" draw:layer="layout" svg:width="0.25cm" svg:height="0.249cm" svg:x="6.751cm" svg:y="6.944cm" svg:viewBox="0 0 251 250" draw:points="0,0 0,250 251,124">
          <text:p/>
        </draw:polygon>
        <draw:polygon draw:style-name="gr6" draw:text-style-name="P6" draw:layer="layout" svg:width="0.249cm" svg:height="0.249cm" svg:x="6.95cm" svg:y="6.944cm" svg:viewBox="0 0 250 250" draw:points="0,0 0,250 250,124">
          <text:p/>
        </draw:polygon>
        <draw:polygon draw:style-name="gr6" draw:text-style-name="P6" draw:layer="layout" svg:width="0.25cm" svg:height="0.249cm" svg:x="7.147cm" svg:y="6.944cm" svg:viewBox="0 0 251 250" draw:points="0,0 0,250 251,124">
          <text:p/>
        </draw:polygon>
        <draw:polygon draw:style-name="gr6" draw:text-style-name="P6" draw:layer="layout" svg:width="0.25cm" svg:height="0.249cm" svg:x="7.346cm" svg:y="6.944cm" svg:viewBox="0 0 251 250" draw:points="0,0 0,250 251,124">
          <text:p/>
        </draw:polygon>
        <draw:polygon draw:style-name="gr6" draw:text-style-name="P6" draw:layer="layout" svg:width="0.251cm" svg:height="0.249cm" svg:x="7.545cm" svg:y="6.944cm" svg:viewBox="0 0 252 250" draw:points="0,0 0,250 252,124">
          <text:p/>
        </draw:polygon>
        <draw:polygon draw:style-name="gr6" draw:text-style-name="P6" draw:layer="layout" svg:width="0.25cm" svg:height="0.249cm" svg:x="7.744cm" svg:y="6.944cm" svg:viewBox="0 0 251 250" draw:points="0,0 0,250 251,124">
          <text:p/>
        </draw:polygon>
        <draw:polygon draw:style-name="gr6" draw:text-style-name="P6" draw:layer="layout" svg:width="0.25cm" svg:height="0.249cm" svg:x="7.943cm" svg:y="6.944cm" svg:viewBox="0 0 251 250" draw:points="0,0 0,250 251,124">
          <text:p/>
        </draw:polygon>
        <draw:polygon draw:style-name="gr6" draw:text-style-name="P6" draw:layer="layout" svg:width="0.249cm" svg:height="0.249cm" svg:x="8.142cm" svg:y="6.944cm" svg:viewBox="0 0 250 250" draw:points="0,0 0,250 250,124">
          <text:p/>
        </draw:polygon>
        <draw:polygon draw:style-name="gr6" draw:text-style-name="P6" draw:layer="layout" svg:width="0.249cm" svg:height="0.249cm" svg:x="8.341cm" svg:y="6.944cm" svg:viewBox="0 0 250 250" draw:points="0,0 0,250 250,124">
          <text:p/>
        </draw:polygon>
        <draw:polygon draw:style-name="gr6" draw:text-style-name="P6" draw:layer="layout" svg:width="0.25cm" svg:height="0.249cm" svg:x="8.538cm" svg:y="6.944cm" svg:viewBox="0 0 251 250" draw:points="0,0 0,250 251,124">
          <text:p/>
        </draw:polygon>
        <draw:polygon draw:style-name="gr6" draw:text-style-name="P6" draw:layer="layout" svg:width="0.251cm" svg:height="0.249cm" svg:x="8.737cm" svg:y="6.944cm" svg:viewBox="0 0 252 250" draw:points="0,0 0,250 252,124">
          <text:p/>
        </draw:polygon>
        <draw:polygon draw:style-name="gr6" draw:text-style-name="P6" draw:layer="layout" svg:width="0.251cm" svg:height="0.249cm" svg:x="8.936cm" svg:y="6.944cm" svg:viewBox="0 0 252 250" draw:points="0,0 0,250 252,124">
          <text:p/>
        </draw:polygon>
        <draw:polygon draw:style-name="gr6" draw:text-style-name="P6" draw:layer="layout" svg:width="0.251cm" svg:height="0.249cm" svg:x="9.135cm" svg:y="6.944cm" svg:viewBox="0 0 252 250" draw:points="0,0 0,250 252,124">
          <text:p/>
        </draw:polygon>
        <draw:polygon draw:style-name="gr6" draw:text-style-name="P6" draw:layer="layout" svg:width="0.249cm" svg:height="0.249cm" svg:x="9.334cm" svg:y="6.944cm" svg:viewBox="0 0 250 250" draw:points="0,0 0,250 250,124">
          <text:p/>
        </draw:polygon>
        <draw:polygon draw:style-name="gr6" draw:text-style-name="P6" draw:layer="layout" svg:width="0.249cm" svg:height="0.249cm" svg:x="9.533cm" svg:y="6.944cm" svg:viewBox="0 0 250 250" draw:points="0,0 0,250 250,124">
          <text:p/>
        </draw:polygon>
        <draw:polygon draw:style-name="gr6" draw:text-style-name="P6" draw:layer="layout" svg:width="0.249cm" svg:height="0.249cm" svg:x="9.732cm" svg:y="6.944cm" svg:viewBox="0 0 250 250" draw:points="0,0 0,250 250,124">
          <text:p/>
        </draw:polygon>
        <draw:polygon draw:style-name="gr6" draw:text-style-name="P6" draw:layer="layout" svg:width="0.249cm" svg:height="0.249cm" svg:x="9.931cm" svg:y="6.944cm" svg:viewBox="0 0 250 250" draw:points="0,0 0,250 250,124">
          <text:p/>
        </draw:polygon>
        <draw:polygon draw:style-name="gr6" draw:text-style-name="P6" draw:layer="layout" svg:width="0.251cm" svg:height="0.249cm" svg:x="10.128cm" svg:y="6.944cm" svg:viewBox="0 0 252 250" draw:points="0,0 0,250 252,124">
          <text:p/>
        </draw:polygon>
        <draw:polygon draw:style-name="gr6" draw:text-style-name="P6" draw:layer="layout" svg:width="0.251cm" svg:height="0.249cm" svg:x="10.327cm" svg:y="6.944cm" svg:viewBox="0 0 252 250" draw:points="0,0 0,250 252,124">
          <text:p/>
        </draw:polygon>
        <draw:polygon draw:style-name="gr6" draw:text-style-name="P6" draw:layer="layout" svg:width="0.251cm" svg:height="0.249cm" svg:x="10.526cm" svg:y="6.944cm" svg:viewBox="0 0 252 250" draw:points="0,0 0,250 252,124">
          <text:p/>
        </draw:polygon>
        <draw:polygon draw:style-name="gr6" draw:text-style-name="P6" draw:layer="layout" svg:width="0.249cm" svg:height="0.249cm" svg:x="10.725cm" svg:y="6.944cm" svg:viewBox="0 0 250 250" draw:points="0,0 0,250 250,124">
          <text:p/>
        </draw:polygon>
        <draw:polygon draw:style-name="gr6" draw:text-style-name="P6" draw:layer="layout" svg:width="0.249cm" svg:height="0.249cm" svg:x="10.924cm" svg:y="6.944cm" svg:viewBox="0 0 250 250" draw:points="0,0 0,250 250,124">
          <text:p/>
        </draw:polygon>
        <draw:polygon draw:style-name="gr6" draw:text-style-name="P6" draw:layer="layout" svg:width="0.249cm" svg:height="0.249cm" svg:x="11.123cm" svg:y="6.944cm" svg:viewBox="0 0 250 250" draw:points="0,0 0,250 250,124">
          <text:p/>
        </draw:polygon>
        <draw:polygon draw:style-name="gr6" draw:text-style-name="P6" draw:layer="layout" svg:width="0.249cm" svg:height="0.249cm" svg:x="11.322cm" svg:y="6.944cm" svg:viewBox="0 0 250 250" draw:points="0,0 0,250 250,124">
          <text:p/>
        </draw:polygon>
        <draw:polygon draw:style-name="gr6" draw:text-style-name="P6" draw:layer="layout" svg:width="0.249cm" svg:height="0.249cm" svg:x="11.519cm" svg:y="6.944cm" svg:viewBox="0 0 250 250" draw:points="0,0 0,250 250,124">
          <text:p/>
        </draw:polygon>
        <draw:polygon draw:style-name="gr6" draw:text-style-name="P6" draw:layer="layout" svg:width="0.249cm" svg:height="0.249cm" svg:x="11.718cm" svg:y="6.944cm" svg:viewBox="0 0 250 250" draw:points="0,0 0,250 250,124">
          <text:p/>
        </draw:polygon>
        <draw:polygon draw:style-name="gr6" draw:text-style-name="P6" draw:layer="layout" svg:width="0.249cm" svg:height="0.249cm" svg:x="11.917cm" svg:y="6.944cm" svg:viewBox="0 0 250 250" draw:points="0,0 0,250 250,124">
          <text:p/>
        </draw:polygon>
        <draw:polygon draw:style-name="gr6" draw:text-style-name="P6" draw:layer="layout" svg:width="0.249cm" svg:height="0.249cm" svg:x="12.116cm" svg:y="6.944cm" svg:viewBox="0 0 250 250" draw:points="0,0 0,250 250,124">
          <text:p/>
        </draw:polygon>
        <draw:polygon draw:style-name="gr6" draw:text-style-name="P6" draw:layer="layout" svg:width="0.251cm" svg:height="0.249cm" svg:x="12.313cm" svg:y="6.944cm" svg:viewBox="0 0 252 250" draw:points="0,0 0,250 252,124">
          <text:p/>
        </draw:polygon>
        <draw:polygon draw:style-name="gr6" draw:text-style-name="P6" draw:layer="layout" svg:width="0.251cm" svg:height="0.249cm" svg:x="12.512cm" svg:y="6.944cm" svg:viewBox="0 0 252 250" draw:points="0,0 0,250 252,124">
          <text:p/>
        </draw:polygon>
        <draw:polygon draw:style-name="gr6" draw:text-style-name="P6" draw:layer="layout" svg:width="0.251cm" svg:height="0.249cm" svg:x="12.711cm" svg:y="6.944cm" svg:viewBox="0 0 252 250" draw:points="0,0 0,250 252,124">
          <text:p/>
        </draw:polygon>
        <draw:polygon draw:style-name="gr6" draw:text-style-name="P6" draw:layer="layout" svg:width="0.251cm" svg:height="0.249cm" svg:x="12.91cm" svg:y="6.944cm" svg:viewBox="0 0 252 250" draw:points="0,0 0,250 252,124">
          <text:p/>
        </draw:polygon>
        <draw:polygon draw:style-name="gr6" draw:text-style-name="P6" draw:layer="layout" svg:width="0.249cm" svg:height="0.249cm" svg:x="13.109cm" svg:y="6.944cm" svg:viewBox="0 0 250 250" draw:points="0,0 0,250 250,124">
          <text:p/>
        </draw:polygon>
        <draw:polygon draw:style-name="gr6" draw:text-style-name="P6" draw:layer="layout" svg:width="0.249cm" svg:height="0.249cm" svg:x="13.308cm" svg:y="6.944cm" svg:viewBox="0 0 250 250" draw:points="0,0 0,250 250,124">
          <text:p/>
        </draw:polygon>
        <draw:polygon draw:style-name="gr6" draw:text-style-name="P6" draw:layer="layout" svg:width="0.249cm" svg:height="0.249cm" svg:x="13.507cm" svg:y="6.944cm" svg:viewBox="0 0 250 250" draw:points="0,0 0,250 250,124">
          <text:p/>
        </draw:polygon>
        <draw:polygon draw:style-name="gr6" draw:text-style-name="P6" draw:layer="layout" svg:width="0.251cm" svg:height="0.249cm" svg:x="13.704cm" svg:y="6.944cm" svg:viewBox="0 0 252 250" draw:points="0,0 0,250 252,124">
          <text:p/>
        </draw:polygon>
        <draw:polygon draw:style-name="gr6" draw:text-style-name="P6" draw:layer="layout" svg:width="0.251cm" svg:height="0.249cm" svg:x="13.903cm" svg:y="6.944cm" svg:viewBox="0 0 252 250" draw:points="0,0 0,250 252,124">
          <text:p/>
        </draw:polygon>
        <draw:polygon draw:style-name="gr6" draw:text-style-name="P6" draw:layer="layout" svg:width="0.251cm" svg:height="0.249cm" svg:x="14.102cm" svg:y="6.944cm" svg:viewBox="0 0 252 250" draw:points="0,0 0,250 252,124">
          <text:p/>
        </draw:polygon>
        <draw:polygon draw:style-name="gr6" draw:text-style-name="P6" draw:layer="layout" svg:width="0.251cm" svg:height="0.249cm" svg:x="14.301cm" svg:y="6.944cm" svg:viewBox="0 0 252 250" draw:points="0,0 0,250 252,124">
          <text:p/>
        </draw:polygon>
        <draw:polygon draw:style-name="gr6" draw:text-style-name="P6" draw:layer="layout" svg:width="0.249cm" svg:height="0.249cm" svg:x="14.5cm" svg:y="6.944cm" svg:viewBox="0 0 250 250" draw:points="0,0 0,250 250,124">
          <text:p/>
        </draw:polygon>
        <draw:polygon draw:style-name="gr6" draw:text-style-name="P6" draw:layer="layout" svg:width="0.249cm" svg:height="0.249cm" svg:x="14.699cm" svg:y="6.944cm" svg:viewBox="0 0 250 250" draw:points="0,0 0,250 250,124">
          <text:p/>
        </draw:polygon>
        <draw:polygon draw:style-name="gr6" draw:text-style-name="P6" draw:layer="layout" svg:width="0.249cm" svg:height="0.249cm" svg:x="14.898cm" svg:y="6.944cm" svg:viewBox="0 0 250 250" draw:points="0,0 0,250 250,124">
          <text:p/>
        </draw:polygon>
        <draw:polygon draw:style-name="gr6" draw:text-style-name="P6" draw:layer="layout" svg:width="0.25cm" svg:height="0.249cm" svg:x="15.096cm" svg:y="6.944cm" svg:viewBox="0 0 251 250" draw:points="0,0 0,250 251,124">
          <text:p/>
        </draw:polygon>
        <draw:polyline draw:style-name="gr7" draw:text-style-name="P4" draw:layer="layout" svg:width="9.937cm" svg:height="2.059cm" svg:x="5.285cm" svg:y="5.119cm" svg:viewBox="0 0 9938 2060" draw:points="0,0 199,42 398,83 597,123 796,164 995,207 1192,247 1391,288 1590,329 1789,371 1988,412 2187,453 2386,495 2583,536 2782,577 2981,619 3180,660 3379,700 3578,741 3777,784 3976,825 4173,865 4372,906 4571,949 4771,989 4969,1030 5168,1072 5366,1113 5564,1154 5764,1196 5963,1237 6162,1278 6358,1319 6557,1361 6756,1402 6956,1442 7154,1483 7353,1526 7551,1566 7750,1607 7948,1648 8148,1690 8347,1731 8544,1772 8743,1814 8942,1855 9141,1896 9340,1938 9539,1979 9739,2019 9938,2060">
          <text:p/>
        </draw:polyline>
        <draw:polygon draw:style-name="gr8" draw:text-style-name="P7" draw:layer="layout" svg:width="0.251cm" svg:height="0.251cm" svg:x="5.16cm" svg:y="4.993cm" svg:viewBox="0 0 252 252" draw:points="0,252 252,252 125,0">
          <text:p/>
        </draw:polygon>
        <draw:polygon draw:style-name="gr8" draw:text-style-name="P7" draw:layer="layout" svg:width="0.251cm" svg:height="0.25cm" svg:x="5.359cm" svg:y="5.034cm" svg:viewBox="0 0 252 251" draw:points="0,251 252,251 126,0">
          <text:p/>
        </draw:polygon>
        <draw:polygon draw:style-name="gr8" draw:text-style-name="P7" draw:layer="layout" svg:width="0.249cm" svg:height="0.249cm" svg:x="5.558cm" svg:y="5.076cm" svg:viewBox="0 0 250 250" draw:points="0,250 250,250 126,0">
          <text:p/>
        </draw:polygon>
        <draw:polygon draw:style-name="gr8" draw:text-style-name="P7" draw:layer="layout" svg:width="0.249cm" svg:height="0.249cm" svg:x="5.757cm" svg:y="5.117cm" svg:viewBox="0 0 250 250" draw:points="0,250 250,250 126,0">
          <text:p/>
        </draw:polygon>
        <draw:polygon draw:style-name="gr8" draw:text-style-name="P7" draw:layer="layout" svg:width="0.25cm" svg:height="0.251cm" svg:x="5.955cm" svg:y="5.157cm" svg:viewBox="0 0 251 252" draw:points="0,252 251,252 126,0">
          <text:p/>
        </draw:polygon>
        <draw:polygon draw:style-name="gr8" draw:text-style-name="P7" draw:layer="layout" svg:width="0.25cm" svg:height="0.249cm" svg:x="6.154cm" svg:y="5.2cm" svg:viewBox="0 0 251 250" draw:points="0,250 251,250 126,0">
          <text:p/>
        </draw:polygon>
        <draw:polygon draw:style-name="gr8" draw:text-style-name="P7" draw:layer="layout" svg:width="0.251cm" svg:height="0.249cm" svg:x="6.352cm" svg:y="5.241cm" svg:viewBox="0 0 252 250" draw:points="0,250 252,250 126,0">
          <text:p/>
        </draw:polygon>
        <draw:polygon draw:style-name="gr8" draw:text-style-name="P7" draw:layer="layout" svg:width="0.25cm" svg:height="0.25cm" svg:x="6.552cm" svg:y="5.282cm" svg:viewBox="0 0 251 251" draw:points="0,251 251,251 125,0">
          <text:p/>
        </draw:polygon>
        <draw:polygon draw:style-name="gr8" draw:text-style-name="P7" draw:layer="layout" svg:width="0.25cm" svg:height="0.251cm" svg:x="6.751cm" svg:y="5.322cm" svg:viewBox="0 0 251 252" draw:points="0,252 251,252 125,0">
          <text:p/>
        </draw:polygon>
        <draw:polygon draw:style-name="gr8" draw:text-style-name="P7" draw:layer="layout" svg:width="0.249cm" svg:height="0.249cm" svg:x="6.95cm" svg:y="5.365cm" svg:viewBox="0 0 250 250" draw:points="0,250 250,250 124,0">
          <text:p/>
        </draw:polygon>
        <draw:polygon draw:style-name="gr8" draw:text-style-name="P7" draw:layer="layout" svg:width="0.25cm" svg:height="0.25cm" svg:x="7.147cm" svg:y="5.406cm" svg:viewBox="0 0 251 251" draw:points="0,251 251,251 126,0">
          <text:p/>
        </draw:polygon>
        <draw:polygon draw:style-name="gr8" draw:text-style-name="P7" draw:layer="layout" svg:width="0.25cm" svg:height="0.251cm" svg:x="7.346cm" svg:y="5.446cm" svg:viewBox="0 0 251 252" draw:points="0,252 251,252 127,0">
          <text:p/>
        </draw:polygon>
        <draw:polygon draw:style-name="gr8" draw:text-style-name="P7" draw:layer="layout" svg:width="0.251cm" svg:height="0.251cm" svg:x="7.545cm" svg:y="5.487cm" svg:viewBox="0 0 252 252" draw:points="0,252 252,252 127,0">
          <text:p/>
        </draw:polygon>
        <draw:polygon draw:style-name="gr8" draw:text-style-name="P7" draw:layer="layout" svg:width="0.25cm" svg:height="0.249cm" svg:x="7.744cm" svg:y="5.529cm" svg:viewBox="0 0 251 250" draw:points="0,250 251,250 124,0">
          <text:p/>
        </draw:polygon>
        <draw:polygon draw:style-name="gr8" draw:text-style-name="P7" draw:layer="layout" svg:width="0.25cm" svg:height="0.251cm" svg:x="7.943cm" svg:y="5.57cm" svg:viewBox="0 0 251 252" draw:points="0,252 251,252 124,0">
          <text:p/>
        </draw:polygon>
        <draw:polygon draw:style-name="gr8" draw:text-style-name="P7" draw:layer="layout" svg:width="0.249cm" svg:height="0.251cm" svg:x="8.142cm" svg:y="5.611cm" svg:viewBox="0 0 250 252" draw:points="0,252 250,252 124,0">
          <text:p/>
        </draw:polygon>
        <draw:polygon draw:style-name="gr8" draw:text-style-name="P7" draw:layer="layout" svg:width="0.249cm" svg:height="0.249cm" svg:x="8.341cm" svg:y="5.653cm" svg:viewBox="0 0 250 250" draw:points="0,250 250,250 125,0">
          <text:p/>
        </draw:polygon>
        <draw:polygon draw:style-name="gr8" draw:text-style-name="P7" draw:layer="layout" svg:width="0.25cm" svg:height="0.249cm" svg:x="8.538cm" svg:y="5.694cm" svg:viewBox="0 0 251 250" draw:points="0,250 251,250 127,0">
          <text:p/>
        </draw:polygon>
        <draw:polygon draw:style-name="gr8" draw:text-style-name="P7" draw:layer="layout" svg:width="0.251cm" svg:height="0.25cm" svg:x="8.737cm" svg:y="5.735cm" svg:viewBox="0 0 252 251" draw:points="0,251 252,251 126,0">
          <text:p/>
        </draw:polygon>
        <draw:polygon draw:style-name="gr8" draw:text-style-name="P7" draw:layer="layout" svg:width="0.251cm" svg:height="0.25cm" svg:x="8.936cm" svg:y="5.776cm" svg:viewBox="0 0 252 251" draw:points="0,251 252,251 126,0">
          <text:p/>
        </draw:polygon>
        <draw:polygon draw:style-name="gr8" draw:text-style-name="P7" draw:layer="layout" svg:width="0.251cm" svg:height="0.249cm" svg:x="9.135cm" svg:y="5.818cm" svg:viewBox="0 0 252 250" draw:points="0,250 252,250 126,0">
          <text:p/>
        </draw:polygon>
        <draw:polygon draw:style-name="gr8" draw:text-style-name="P7" draw:layer="layout" svg:width="0.249cm" svg:height="0.25cm" svg:x="9.334cm" svg:y="5.859cm" svg:viewBox="0 0 250 251" draw:points="0,251 250,251 125,0">
          <text:p/>
        </draw:polygon>
        <draw:polygon draw:style-name="gr8" draw:text-style-name="P7" draw:layer="layout" svg:width="0.249cm" svg:height="0.251cm" svg:x="9.533cm" svg:y="5.899cm" svg:viewBox="0 0 250 252" draw:points="0,252 250,252 125,0">
          <text:p/>
        </draw:polygon>
        <draw:polygon draw:style-name="gr8" draw:text-style-name="P7" draw:layer="layout" svg:width="0.249cm" svg:height="0.249cm" svg:x="9.732cm" svg:y="5.942cm" svg:viewBox="0 0 250 250" draw:points="0,250 250,250 125,0">
          <text:p/>
        </draw:polygon>
        <draw:polygon draw:style-name="gr8" draw:text-style-name="P7" draw:layer="layout" svg:width="0.249cm" svg:height="0.249cm" svg:x="9.931cm" svg:y="5.983cm" svg:viewBox="0 0 250 250" draw:points="0,250 250,250 125,0">
          <text:p/>
        </draw:polygon>
        <draw:polygon draw:style-name="gr8" draw:text-style-name="P7" draw:layer="layout" svg:width="0.251cm" svg:height="0.251cm" svg:x="10.128cm" svg:y="6.023cm" svg:viewBox="0 0 252 252" draw:points="0,252 252,252 126,0">
          <text:p/>
        </draw:polygon>
        <draw:polygon draw:style-name="gr8" draw:text-style-name="P7" draw:layer="layout" svg:width="0.251cm" svg:height="0.251cm" svg:x="10.327cm" svg:y="6.064cm" svg:viewBox="0 0 252 252" draw:points="0,252 252,252 127,0">
          <text:p/>
        </draw:polygon>
        <draw:polygon draw:style-name="gr8" draw:text-style-name="P7" draw:layer="layout" svg:width="0.251cm" svg:height="0.25cm" svg:x="10.526cm" svg:y="6.105cm" svg:viewBox="0 0 252 251" draw:points="0,251 252,251 126,0">
          <text:p/>
        </draw:polygon>
        <draw:polygon draw:style-name="gr8" draw:text-style-name="P7" draw:layer="layout" svg:width="0.249cm" svg:height="0.251cm" svg:x="10.725cm" svg:y="6.147cm" svg:viewBox="0 0 250 252" draw:points="0,252 250,252 125,0">
          <text:p/>
        </draw:polygon>
        <draw:polygon draw:style-name="gr8" draw:text-style-name="P7" draw:layer="layout" svg:width="0.249cm" svg:height="0.251cm" svg:x="10.924cm" svg:y="6.188cm" svg:viewBox="0 0 250 252" draw:points="0,252 250,252 125,0">
          <text:p/>
        </draw:polygon>
        <draw:polygon draw:style-name="gr8" draw:text-style-name="P7" draw:layer="layout" svg:width="0.249cm" svg:height="0.25cm" svg:x="11.123cm" svg:y="6.229cm" svg:viewBox="0 0 250 251" draw:points="0,251 250,251 125,0">
          <text:p/>
        </draw:polygon>
        <draw:polygon draw:style-name="gr8" draw:text-style-name="P7" draw:layer="layout" svg:width="0.249cm" svg:height="0.249cm" svg:x="11.322cm" svg:y="6.271cm" svg:viewBox="0 0 250 250" draw:points="0,250 250,250 125,0">
          <text:p/>
        </draw:polygon>
        <draw:polygon draw:style-name="gr8" draw:text-style-name="P7" draw:layer="layout" svg:width="0.249cm" svg:height="0.251cm" svg:x="11.519cm" svg:y="6.312cm" svg:viewBox="0 0 250 252" draw:points="0,252 250,252 125,0">
          <text:p/>
        </draw:polygon>
        <draw:polygon draw:style-name="gr8" draw:text-style-name="P7" draw:layer="layout" svg:width="0.249cm" svg:height="0.251cm" svg:x="11.718cm" svg:y="6.353cm" svg:viewBox="0 0 250 252" draw:points="0,252 250,252 125,0">
          <text:p/>
        </draw:polygon>
        <draw:polygon draw:style-name="gr8" draw:text-style-name="P7" draw:layer="layout" svg:width="0.249cm" svg:height="0.249cm" svg:x="11.917cm" svg:y="6.395cm" svg:viewBox="0 0 250 250" draw:points="0,250 250,250 124,0">
          <text:p/>
        </draw:polygon>
        <draw:polygon draw:style-name="gr8" draw:text-style-name="P7" draw:layer="layout" svg:width="0.249cm" svg:height="0.249cm" svg:x="12.116cm" svg:y="6.436cm" svg:viewBox="0 0 250 250" draw:points="0,250 250,250 125,0">
          <text:p/>
        </draw:polygon>
        <draw:polygon draw:style-name="gr8" draw:text-style-name="P7" draw:layer="layout" svg:width="0.251cm" svg:height="0.25cm" svg:x="12.313cm" svg:y="6.477cm" svg:viewBox="0 0 252 251" draw:points="0,251 252,251 127,0">
          <text:p/>
        </draw:polygon>
        <draw:polygon draw:style-name="gr8" draw:text-style-name="P7" draw:layer="layout" svg:width="0.251cm" svg:height="0.249cm" svg:x="12.512cm" svg:y="6.519cm" svg:viewBox="0 0 252 250" draw:points="0,250 252,250 127,0">
          <text:p/>
        </draw:polygon>
        <draw:polygon draw:style-name="gr8" draw:text-style-name="P7" draw:layer="layout" svg:width="0.251cm" svg:height="0.249cm" svg:x="12.711cm" svg:y="6.56cm" svg:viewBox="0 0 252 250" draw:points="0,250 252,250 125,0">
          <text:p/>
        </draw:polygon>
        <draw:polygon draw:style-name="gr8" draw:text-style-name="P7" draw:layer="layout" svg:width="0.251cm" svg:height="0.25cm" svg:x="12.91cm" svg:y="6.601cm" svg:viewBox="0 0 252 251" draw:points="0,251 252,251 125,0">
          <text:p/>
        </draw:polygon>
        <draw:polygon draw:style-name="gr8" draw:text-style-name="P7" draw:layer="layout" svg:width="0.249cm" svg:height="0.251cm" svg:x="13.109cm" svg:y="6.641cm" svg:viewBox="0 0 250 252" draw:points="0,252 250,252 124,0">
          <text:p/>
        </draw:polygon>
        <draw:polygon draw:style-name="gr8" draw:text-style-name="P7" draw:layer="layout" svg:width="0.249cm" svg:height="0.251cm" svg:x="13.308cm" svg:y="6.682cm" svg:viewBox="0 0 250 252" draw:points="0,252 250,252 126,0">
          <text:p/>
        </draw:polygon>
        <draw:polygon draw:style-name="gr8" draw:text-style-name="P7" draw:layer="layout" svg:width="0.249cm" svg:height="0.25cm" svg:x="13.507cm" svg:y="6.725cm" svg:viewBox="0 0 250 251" draw:points="0,251 250,251 126,0">
          <text:p/>
        </draw:polygon>
        <draw:polygon draw:style-name="gr8" draw:text-style-name="P7" draw:layer="layout" svg:width="0.251cm" svg:height="0.251cm" svg:x="13.704cm" svg:y="6.765cm" svg:viewBox="0 0 252 252" draw:points="0,252 252,252 125,0">
          <text:p/>
        </draw:polygon>
        <draw:polygon draw:style-name="gr8" draw:text-style-name="P7" draw:layer="layout" svg:width="0.251cm" svg:height="0.251cm" svg:x="13.903cm" svg:y="6.806cm" svg:viewBox="0 0 252 252" draw:points="0,252 252,252 125,0">
          <text:p/>
        </draw:polygon>
        <draw:polygon draw:style-name="gr8" draw:text-style-name="P7" draw:layer="layout" svg:width="0.251cm" svg:height="0.249cm" svg:x="14.102cm" svg:y="6.848cm" svg:viewBox="0 0 252 250" draw:points="0,250 252,250 126,0">
          <text:p/>
        </draw:polygon>
        <draw:polygon draw:style-name="gr8" draw:text-style-name="P7" draw:layer="layout" svg:width="0.251cm" svg:height="0.251cm" svg:x="14.301cm" svg:y="6.889cm" svg:viewBox="0 0 252 252" draw:points="0,252 252,252 126,0">
          <text:p/>
        </draw:polygon>
        <draw:polygon draw:style-name="gr8" draw:text-style-name="P7" draw:layer="layout" svg:width="0.249cm" svg:height="0.251cm" svg:x="14.5cm" svg:y="6.93cm" svg:viewBox="0 0 250 252" draw:points="0,252 250,252 126,0">
          <text:p/>
        </draw:polygon>
        <draw:polygon draw:style-name="gr8" draw:text-style-name="P7" draw:layer="layout" svg:width="0.249cm" svg:height="0.25cm" svg:x="14.699cm" svg:y="6.971cm" svg:viewBox="0 0 250 251" draw:points="0,251 250,251 126,0">
          <text:p/>
        </draw:polygon>
        <draw:polygon draw:style-name="gr8" draw:text-style-name="P7" draw:layer="layout" svg:width="0.249cm" svg:height="0.249cm" svg:x="14.898cm" svg:y="7.013cm" svg:viewBox="0 0 250 250" draw:points="0,250 250,250 125,0">
          <text:p/>
        </draw:polygon>
        <draw:polygon draw:style-name="gr8" draw:text-style-name="P7" draw:layer="layout" svg:width="0.25cm" svg:height="0.25cm" svg:x="15.096cm" svg:y="7.054cm" svg:viewBox="0 0 251 251" draw:points="0,251 251,251 127,0">
          <text:p/>
        </draw:polygon>
        <draw:polyline draw:style-name="gr9" draw:text-style-name="P4" draw:layer="layout" svg:width="9.937cm" svg:height="0.768cm" svg:x="5.285cm" svg:y="4.242cm" svg:viewBox="0 0 9938 769" draw:points="0,769 199,713 398,661 597,609 796,560 995,514 1192,468 1391,425 1590,384 1789,346 1988,309 2187,275 2386,242 2583,211 2782,182 2981,156 3180,131 3379,110 3578,89 3777,70 3976,55 4173,41 4372,29 4571,18 4771,10 4969,4 5168,0 5366,0 5564,0 5764,3 5963,6 6162,14 6358,21 6557,32 6756,44 6956,59 7154,76 7353,96 7551,116 7750,139 7948,165 8148,191 8347,220 8544,252 8743,286 8942,321 9141,358 9340,398 9539,439 9739,482 9938,529">
          <text:p/>
        </draw:polyline>
        <draw:polygon draw:style-name="gr10" draw:text-style-name="P8" draw:layer="layout" svg:width="0.251cm" svg:height="0.051cm" svg:x="5.16cm" svg:y="4.985cm" svg:viewBox="0 0 252 52" draw:points="0,0 252,0 252,52 0,52">
          <text:p/>
        </draw:polygon>
        <draw:polygon draw:style-name="gr10" draw:text-style-name="P8" draw:layer="layout" svg:width="0.251cm" svg:height="0.051cm" svg:x="5.359cm" svg:y="4.93cm" svg:viewBox="0 0 252 52" draw:points="0,0 252,0 252,52 0,52">
          <text:p/>
        </draw:polygon>
        <draw:polygon draw:style-name="gr10" draw:text-style-name="P8" draw:layer="layout" svg:width="0.249cm" svg:height="0.05cm" svg:x="5.558cm" svg:y="4.877cm" svg:viewBox="0 0 250 51" draw:points="0,0 250,0 250,51 0,51">
          <text:p/>
        </draw:polygon>
        <draw:polygon draw:style-name="gr10" draw:text-style-name="P8" draw:layer="layout" svg:width="0.249cm" svg:height="0.051cm" svg:x="5.757cm" svg:y="4.826cm" svg:viewBox="0 0 250 52" draw:points="0,0 250,0 250,52 0,52">
          <text:p/>
        </draw:polygon>
        <draw:polygon draw:style-name="gr10" draw:text-style-name="P8" draw:layer="layout" svg:width="0.25cm" svg:height="0.051cm" svg:x="5.955cm" svg:y="4.777cm" svg:viewBox="0 0 251 52" draw:points="0,0 251,0 251,52 0,52">
          <text:p/>
        </draw:polygon>
        <draw:polygon draw:style-name="gr10" draw:text-style-name="P8" draw:layer="layout" svg:width="0.25cm" svg:height="0.05cm" svg:x="6.154cm" svg:y="4.73cm" svg:viewBox="0 0 251 51" draw:points="0,0 251,0 251,51 0,51">
          <text:p/>
        </draw:polygon>
        <draw:polygon draw:style-name="gr11" draw:text-style-name="P8" draw:layer="layout" svg:width="0.251cm" svg:height="0.051cm" svg:x="6.352cm" svg:y="4.685cm" svg:viewBox="0 0 252 52" draw:points="0,0 252,0 252,52 0,52">
          <text:p/>
        </draw:polygon>
        <draw:polygon draw:style-name="gr12" draw:text-style-name="P4" draw:layer="layout" svg:width="0.251cm" svg:height="0.051cm" svg:x="6.352cm" svg:y="4.685cm" svg:viewBox="0 0 252 52" draw:points="0,0 252,0 252,52 0,52">
          <text:p/>
        </draw:polygon>
        <draw:polygon draw:style-name="gr10" draw:text-style-name="P8" draw:layer="layout" svg:width="0.25cm" svg:height="0.05cm" svg:x="6.552cm" svg:y="4.643cm" svg:viewBox="0 0 251 51" draw:points="0,0 251,0 251,51 0,51">
          <text:p/>
        </draw:polygon>
        <draw:polygon draw:style-name="gr11" draw:text-style-name="P8" draw:layer="layout" svg:width="0.25cm" svg:height="0.051cm" svg:x="6.751cm" svg:y="4.601cm" svg:viewBox="0 0 251 52" draw:points="0,0 251,0 251,52 0,52">
          <text:p/>
        </draw:polygon>
        <draw:polygon draw:style-name="gr12" draw:text-style-name="P4" draw:layer="layout" svg:width="0.25cm" svg:height="0.051cm" svg:x="6.751cm" svg:y="4.601cm" svg:viewBox="0 0 251 52" draw:points="0,0 251,0 251,52 0,52">
          <text:p/>
        </draw:polygon>
        <draw:polygon draw:style-name="gr10" draw:text-style-name="P8" draw:layer="layout" svg:width="0.249cm" svg:height="0.049cm" svg:x="6.95cm" svg:y="4.563cm" svg:viewBox="0 0 250 50" draw:points="0,0 250,0 250,50 0,50">
          <text:p/>
        </draw:polygon>
        <draw:polygon draw:style-name="gr11" draw:text-style-name="P8" draw:layer="layout" svg:width="0.25cm" svg:height="0.05cm" svg:x="7.147cm" svg:y="4.525cm" svg:viewBox="0 0 251 51" draw:points="0,0 251,0 251,51 0,51">
          <text:p/>
        </draw:polygon>
        <draw:polygon draw:style-name="gr12" draw:text-style-name="P4" draw:layer="layout" svg:width="0.25cm" svg:height="0.05cm" svg:x="7.147cm" svg:y="4.525cm" svg:viewBox="0 0 251 51" draw:points="0,0 251,0 251,51 0,51">
          <text:p/>
        </draw:polygon>
        <draw:polygon draw:style-name="gr10" draw:text-style-name="P8" draw:layer="layout" svg:width="0.25cm" svg:height="0.051cm" svg:x="7.346cm" svg:y="4.491cm" svg:viewBox="0 0 251 52" draw:points="0,0 251,0 251,52 0,52">
          <text:p/>
        </draw:polygon>
        <draw:polygon draw:style-name="gr10" draw:text-style-name="P8" draw:layer="layout" svg:width="0.251cm" svg:height="0.049cm" svg:x="7.545cm" svg:y="4.459cm" svg:viewBox="0 0 252 50" draw:points="0,0 252,0 252,50 0,50">
          <text:p/>
        </draw:polygon>
        <draw:polygon draw:style-name="gr10" draw:text-style-name="P8" draw:layer="layout" svg:width="0.25cm" svg:height="0.05cm" svg:x="7.744cm" svg:y="4.427cm" svg:viewBox="0 0 251 51" draw:points="0,0 251,0 251,51 0,51">
          <text:p/>
        </draw:polygon>
        <draw:polygon draw:style-name="gr10" draw:text-style-name="P8" draw:layer="layout" svg:width="0.25cm" svg:height="0.051cm" svg:x="7.943cm" svg:y="4.399cm" svg:viewBox="0 0 251 52" draw:points="0,0 251,0 251,52 0,52">
          <text:p/>
        </draw:polygon>
        <draw:polygon draw:style-name="gr10" draw:text-style-name="P8" draw:layer="layout" svg:width="0.249cm" svg:height="0.05cm" svg:x="8.142cm" svg:y="4.372cm" svg:viewBox="0 0 250 51" draw:points="0,0 250,0 250,51 0,51">
          <text:p/>
        </draw:polygon>
        <draw:polygon draw:style-name="gr10" draw:text-style-name="P8" draw:layer="layout" svg:width="0.249cm" svg:height="0.049cm" svg:x="8.341cm" svg:y="4.349cm" svg:viewBox="0 0 250 50" draw:points="0,0 250,0 250,50 0,50">
          <text:p/>
        </draw:polygon>
        <draw:polygon draw:style-name="gr10" draw:text-style-name="P8" draw:layer="layout" svg:width="0.25cm" svg:height="0.05cm" svg:x="8.538cm" svg:y="4.326cm" svg:viewBox="0 0 251 51" draw:points="0,0 251,0 251,51 0,51">
          <text:p/>
        </draw:polygon>
        <draw:polygon draw:style-name="gr10" draw:text-style-name="P8" draw:layer="layout" svg:width="0.251cm" svg:height="0.049cm" svg:x="8.737cm" svg:y="4.306cm" svg:viewBox="0 0 252 50" draw:points="0,0 252,0 252,50 0,50">
          <text:p/>
        </draw:polygon>
        <draw:polygon draw:style-name="gr10" draw:text-style-name="P8" draw:layer="layout" svg:width="0.251cm" svg:height="0.05cm" svg:x="8.936cm" svg:y="4.288cm" svg:viewBox="0 0 252 51" draw:points="0,0 252,0 252,51 0,51">
          <text:p/>
        </draw:polygon>
        <draw:polygon draw:style-name="gr10" draw:text-style-name="P8" draw:layer="layout" svg:width="0.251cm" svg:height="0.05cm" svg:x="9.135cm" svg:y="4.271cm" svg:viewBox="0 0 252 51" draw:points="0,0 252,0 252,51 0,51">
          <text:p/>
        </draw:polygon>
        <draw:polygon draw:style-name="gr10" draw:text-style-name="P8" draw:layer="layout" svg:width="0.249cm" svg:height="0.051cm" svg:x="9.334cm" svg:y="4.257cm" svg:viewBox="0 0 250 52" draw:points="0,0 250,0 250,52 0,52">
          <text:p/>
        </draw:polygon>
        <draw:polygon draw:style-name="gr10" draw:text-style-name="P8" draw:layer="layout" svg:width="0.249cm" svg:height="0.05cm" svg:x="9.533cm" svg:y="4.245cm" svg:viewBox="0 0 250 51" draw:points="0,0 250,0 250,51 0,51">
          <text:p/>
        </draw:polygon>
        <draw:polygon draw:style-name="gr10" draw:text-style-name="P8" draw:layer="layout" svg:width="0.249cm" svg:height="0.05cm" svg:x="9.732cm" svg:y="4.236cm" svg:viewBox="0 0 250 51" draw:points="0,0 250,0 250,51 0,51">
          <text:p/>
        </draw:polygon>
        <draw:polygon draw:style-name="gr10" draw:text-style-name="P8" draw:layer="layout" svg:width="0.249cm" svg:height="0.049cm" svg:x="9.931cm" svg:y="4.228cm" svg:viewBox="0 0 250 50" draw:points="0,0 250,0 250,50 0,50">
          <text:p/>
        </draw:polygon>
        <draw:polygon draw:style-name="gr11" draw:text-style-name="P8" draw:layer="layout" svg:width="0.251cm" svg:height="0.049cm" svg:x="10.128cm" svg:y="4.222cm" svg:viewBox="0 0 252 50" draw:points="0,0 252,0 252,50 0,50">
          <text:p/>
        </draw:polygon>
        <draw:polygon draw:style-name="gr12" draw:text-style-name="P4" draw:layer="layout" svg:width="0.251cm" svg:height="0.049cm" svg:x="10.128cm" svg:y="4.222cm" svg:viewBox="0 0 252 50" draw:points="0,0 252,0 252,50 0,50">
          <text:p/>
        </draw:polygon>
        <draw:polygon draw:style-name="gr10" draw:text-style-name="P8" draw:layer="layout" svg:width="0.251cm" svg:height="0.051cm" svg:x="10.327cm" svg:y="4.217cm" svg:viewBox="0 0 252 52" draw:points="0,0 252,0 252,52 0,52">
          <text:p/>
        </draw:polygon>
        <draw:polygon draw:style-name="gr10" draw:text-style-name="P8" draw:layer="layout" svg:width="0.251cm" svg:height="0.05cm" svg:x="10.526cm" svg:y="4.216cm" svg:viewBox="0 0 252 51" draw:points="0,0 252,0 252,51 0,51">
          <text:p/>
        </draw:polygon>
        <draw:polygon draw:style-name="gr10" draw:text-style-name="P8" draw:layer="layout" svg:width="0.249cm" svg:height="0.05cm" svg:x="10.725cm" svg:y="4.216cm" svg:viewBox="0 0 250 51" draw:points="0,0 250,0 250,51 0,51">
          <text:p/>
        </draw:polygon>
        <draw:polygon draw:style-name="gr10" draw:text-style-name="P8" draw:layer="layout" svg:width="0.249cm" svg:height="0.05cm" svg:x="10.924cm" svg:y="4.219cm" svg:viewBox="0 0 250 51" draw:points="0,0 250,0 250,51 0,51">
          <text:p/>
        </draw:polygon>
        <draw:polygon draw:style-name="gr10" draw:text-style-name="P8" draw:layer="layout" svg:width="0.249cm" svg:height="0.051cm" svg:x="11.123cm" svg:y="4.223cm" svg:viewBox="0 0 250 52" draw:points="0,0 250,0 250,52 0,52">
          <text:p/>
        </draw:polygon>
        <draw:polygon draw:style-name="gr10" draw:text-style-name="P8" draw:layer="layout" svg:width="0.249cm" svg:height="0.049cm" svg:x="11.322cm" svg:y="4.231cm" svg:viewBox="0 0 250 50" draw:points="0,0 250,0 250,50 0,50">
          <text:p/>
        </draw:polygon>
        <draw:polygon draw:style-name="gr10" draw:text-style-name="P8" draw:layer="layout" svg:width="0.249cm" svg:height="0.05cm" svg:x="11.519cm" svg:y="4.239cm" svg:viewBox="0 0 250 51" draw:points="0,0 250,0 250,51 0,51">
          <text:p/>
        </draw:polygon>
        <draw:polygon draw:style-name="gr10" draw:text-style-name="P8" draw:layer="layout" svg:width="0.249cm" svg:height="0.051cm" svg:x="11.718cm" svg:y="4.249cm" svg:viewBox="0 0 250 52" draw:points="0,0 250,0 250,52 0,52">
          <text:p/>
        </draw:polygon>
        <draw:polygon draw:style-name="gr10" draw:text-style-name="P8" draw:layer="layout" svg:width="0.249cm" svg:height="0.05cm" svg:x="11.917cm" svg:y="4.262cm" svg:viewBox="0 0 250 51" draw:points="0,0 250,0 250,51 0,51">
          <text:p/>
        </draw:polygon>
        <draw:polygon draw:style-name="gr10" draw:text-style-name="P8" draw:layer="layout" svg:width="0.249cm" svg:height="0.049cm" svg:x="12.116cm" svg:y="4.277cm" svg:viewBox="0 0 250 50" draw:points="0,0 250,0 250,50 0,50">
          <text:p/>
        </draw:polygon>
        <draw:polygon draw:style-name="gr10" draw:text-style-name="P8" draw:layer="layout" svg:width="0.251cm" svg:height="0.049cm" svg:x="12.313cm" svg:y="4.294cm" svg:viewBox="0 0 252 50" draw:points="0,0 252,0 252,50 0,50">
          <text:p/>
        </draw:polygon>
        <draw:polygon draw:style-name="gr10" draw:text-style-name="P8" draw:layer="layout" svg:width="0.251cm" svg:height="0.051cm" svg:x="12.512cm" svg:y="4.312cm" svg:viewBox="0 0 252 52" draw:points="0,0 252,0 252,52 0,52">
          <text:p/>
        </draw:polygon>
        <draw:polygon draw:style-name="gr10" draw:text-style-name="P8" draw:layer="layout" svg:width="0.251cm" svg:height="0.05cm" svg:x="12.711cm" svg:y="4.334cm" svg:viewBox="0 0 252 51" draw:points="0,0 252,0 252,51 0,51">
          <text:p/>
        </draw:polygon>
        <draw:polygon draw:style-name="gr10" draw:text-style-name="P8" draw:layer="layout" svg:width="0.251cm" svg:height="0.05cm" svg:x="12.91cm" svg:y="4.357cm" svg:viewBox="0 0 252 51" draw:points="0,0 252,0 252,51 0,51">
          <text:p/>
        </draw:polygon>
        <draw:polygon draw:style-name="gr10" draw:text-style-name="P8" draw:layer="layout" svg:width="0.249cm" svg:height="0.05cm" svg:x="13.109cm" svg:y="4.381cm" svg:viewBox="0 0 250 51" draw:points="0,0 250,0 250,51 0,51">
          <text:p/>
        </draw:polygon>
        <draw:polygon draw:style-name="gr10" draw:text-style-name="P8" draw:layer="layout" svg:width="0.249cm" svg:height="0.05cm" svg:x="13.308cm" svg:y="4.409cm" svg:viewBox="0 0 250 51" draw:points="0,0 250,0 250,51 0,51">
          <text:p/>
        </draw:polygon>
        <draw:polygon draw:style-name="gr10" draw:text-style-name="P8" draw:layer="layout" svg:width="0.249cm" svg:height="0.05cm" svg:x="13.507cm" svg:y="4.438cm" svg:viewBox="0 0 250 51" draw:points="0,0 250,0 250,51 0,51">
          <text:p/>
        </draw:polygon>
        <draw:polygon draw:style-name="gr10" draw:text-style-name="P8" draw:layer="layout" svg:width="0.251cm" svg:height="0.05cm" svg:x="13.704cm" svg:y="4.47cm" svg:viewBox="0 0 252 51" draw:points="0,0 252,0 252,51 0,51">
          <text:p/>
        </draw:polygon>
        <draw:polygon draw:style-name="gr10" draw:text-style-name="P8" draw:layer="layout" svg:width="0.251cm" svg:height="0.05cm" svg:x="13.903cm" svg:y="4.502cm" svg:viewBox="0 0 252 51" draw:points="0,0 252,0 252,51 0,51">
          <text:p/>
        </draw:polygon>
        <draw:polygon draw:style-name="gr10" draw:text-style-name="P8" draw:layer="layout" svg:width="0.251cm" svg:height="0.051cm" svg:x="14.102cm" svg:y="4.537cm" svg:viewBox="0 0 252 52" draw:points="0,0 252,0 252,52 0,52">
          <text:p/>
        </draw:polygon>
        <draw:polygon draw:style-name="gr10" draw:text-style-name="P8" draw:layer="layout" svg:width="0.251cm" svg:height="0.051cm" svg:x="14.301cm" svg:y="4.575cm" svg:viewBox="0 0 252 52" draw:points="0,0 252,0 252,52 0,52">
          <text:p/>
        </draw:polygon>
        <draw:polygon draw:style-name="gr10" draw:text-style-name="P8" draw:layer="layout" svg:width="0.249cm" svg:height="0.049cm" svg:x="14.5cm" svg:y="4.615cm" svg:viewBox="0 0 250 50" draw:points="0,0 250,0 250,50 0,50">
          <text:p/>
        </draw:polygon>
        <draw:polygon draw:style-name="gr10" draw:text-style-name="P8" draw:layer="layout" svg:width="0.249cm" svg:height="0.051cm" svg:x="14.699cm" svg:y="4.656cm" svg:viewBox="0 0 250 52" draw:points="0,0 250,0 250,52 0,52">
          <text:p/>
        </draw:polygon>
        <draw:polygon draw:style-name="gr10" draw:text-style-name="P8" draw:layer="layout" svg:width="0.249cm" svg:height="0.051cm" svg:x="14.898cm" svg:y="4.699cm" svg:viewBox="0 0 250 52" draw:points="0,0 250,0 250,52 0,52">
          <text:p/>
        </draw:polygon>
        <draw:polygon draw:style-name="gr10" draw:text-style-name="P8" draw:layer="layout" svg:width="0.25cm" svg:height="0.051cm" svg:x="15.096cm" svg:y="4.745cm" svg:viewBox="0 0 251 52" draw:points="0,0 251,0 251,52 0,52">
          <text:p/>
        </draw:polygon>
        <draw:polyline draw:style-name="gr13" draw:text-style-name="P4" draw:layer="layout" svg:width="9.937cm" svg:height="4.457cm" svg:x="5.285cm" svg:y="5.764cm" svg:viewBox="0 0 9938 4458" draw:points="0,4458 199,4396 398,4330 597,4261 796,4191 995,4117 1192,4041 1391,3964 1590,3883 1789,3802 1988,3718 2187,3632 2386,3545 2583,3456 2782,3366 2981,3274 3180,3181 3379,3086 3578,2991 3777,2896 3976,2798 4173,2700 4372,2602 4571,2503 4771,2405 4969,2304 5168,2205 5366,2105 5564,2004 5764,1903 5963,1805 6162,1706 6358,1606 6557,1507 6756,1409 6956,1311 7154,1215 7353,1118 7551,1025 7750,930 7948,837 8148,745 8347,655 8544,568 8743,481 8942,395 9141,312 9340,231 9539,153 9739,75 9938,0">
          <text:p/>
        </draw:polyline>
        <draw:polygon draw:style-name="gr14" draw:text-style-name="P9" draw:layer="layout" svg:width="0.251cm" svg:height="0.251cm" svg:x="5.16cm" svg:y="10.096cm" svg:viewBox="0 0 252 252" draw:points="0,126 125,252 252,126 125,0">
          <text:p/>
        </draw:polygon>
        <draw:polygon draw:style-name="gr14" draw:text-style-name="P9" draw:layer="layout" svg:width="0.251cm" svg:height="0.251cm" svg:x="5.359cm" svg:y="10.033cm" svg:viewBox="0 0 252 252" draw:points="0,127 126,252 252,127 126,0">
          <text:p/>
        </draw:polygon>
        <draw:polygon draw:style-name="gr14" draw:text-style-name="P9" draw:layer="layout" svg:width="0.249cm" svg:height="0.25cm" svg:x="5.558cm" svg:y="9.967cm" svg:viewBox="0 0 250 251" draw:points="0,126 126,251 250,126 126,0">
          <text:p/>
        </draw:polygon>
        <draw:polygon draw:style-name="gr14" draw:text-style-name="P9" draw:layer="layout" svg:width="0.249cm" svg:height="0.249cm" svg:x="5.757cm" svg:y="9.899cm" svg:viewBox="0 0 250 250" draw:points="0,125 126,250 250,125 126,0">
          <text:p/>
        </draw:polygon>
        <draw:polygon draw:style-name="gr14" draw:text-style-name="P9" draw:layer="layout" svg:width="0.25cm" svg:height="0.251cm" svg:x="5.955cm" svg:y="9.828cm" svg:viewBox="0 0 251 252" draw:points="0,127 126,252 251,127 126,0">
          <text:p/>
        </draw:polygon>
        <draw:polygon draw:style-name="gr14" draw:text-style-name="P9" draw:layer="layout" svg:width="0.25cm" svg:height="0.249cm" svg:x="6.154cm" svg:y="9.755cm" svg:viewBox="0 0 251 250" draw:points="0,126 126,250 251,126 126,0">
          <text:p/>
        </draw:polygon>
        <draw:polygon draw:style-name="gr14" draw:text-style-name="P9" draw:layer="layout" svg:width="0.251cm" svg:height="0.249cm" svg:x="6.352cm" svg:y="9.68cm" svg:viewBox="0 0 252 250" draw:points="0,124 126,250 252,124 126,0">
          <text:p/>
        </draw:polygon>
        <draw:polygon draw:style-name="gr14" draw:text-style-name="P9" draw:layer="layout" svg:width="0.25cm" svg:height="0.249cm" svg:x="6.552cm" svg:y="9.602cm" svg:viewBox="0 0 251 250" draw:points="0,125 125,250 251,125 125,0">
          <text:p/>
        </draw:polygon>
        <draw:polygon draw:style-name="gr14" draw:text-style-name="P9" draw:layer="layout" svg:width="0.25cm" svg:height="0.25cm" svg:x="6.751cm" svg:y="9.522cm" svg:viewBox="0 0 251 251" draw:points="0,125 125,251 251,125 125,0">
          <text:p/>
        </draw:polygon>
        <draw:polygon draw:style-name="gr14" draw:text-style-name="P9" draw:layer="layout" svg:width="0.249cm" svg:height="0.249cm" svg:x="6.95cm" svg:y="9.44cm" svg:viewBox="0 0 250 250" draw:points="0,125 124,250 250,125 124,0">
          <text:p/>
        </draw:polygon>
        <draw:polygon draw:style-name="gr14" draw:text-style-name="P9" draw:layer="layout" svg:width="0.25cm" svg:height="0.25cm" svg:x="7.147cm" svg:y="9.355cm" svg:viewBox="0 0 251 251" draw:points="0,127 126,251 251,127 126,0">
          <text:p/>
        </draw:polygon>
        <draw:polygon draw:style-name="gr14" draw:text-style-name="P9" draw:layer="layout" svg:width="0.25cm" svg:height="0.25cm" svg:x="7.346cm" svg:y="9.271cm" svg:viewBox="0 0 251 251" draw:points="0,125 127,251 251,125 127,0">
          <text:p/>
        </draw:polygon>
        <draw:polygon draw:style-name="gr14" draw:text-style-name="P9" draw:layer="layout" svg:width="0.251cm" svg:height="0.249cm" svg:x="7.545cm" svg:y="9.183cm" svg:viewBox="0 0 252 250" draw:points="0,125 127,250 252,125 127,0">
          <text:p/>
        </draw:polygon>
        <draw:polygon draw:style-name="gr14" draw:text-style-name="P9" draw:layer="layout" svg:width="0.25cm" svg:height="0.251cm" svg:x="7.744cm" svg:y="9.094cm" svg:viewBox="0 0 251 252" draw:points="0,126 124,252 251,126 124,0">
          <text:p/>
        </draw:polygon>
        <draw:polygon draw:style-name="gr14" draw:text-style-name="P9" draw:layer="layout" svg:width="0.25cm" svg:height="0.25cm" svg:x="7.943cm" svg:y="9.003cm" svg:viewBox="0 0 251 251" draw:points="0,127 124,251 251,127 124,0">
          <text:p/>
        </draw:polygon>
        <draw:polygon draw:style-name="gr15" draw:text-style-name="P9" draw:layer="layout" svg:width="0.249cm" svg:height="0.25cm" svg:x="8.142cm" svg:y="8.913cm" svg:viewBox="0 0 250 251" draw:points="0,124 124,251 250,124 124,0">
          <text:p/>
        </draw:polygon>
        <draw:polygon draw:style-name="gr16" draw:text-style-name="P4" draw:layer="layout" svg:width="0.249cm" svg:height="0.25cm" svg:x="8.142cm" svg:y="8.913cm" svg:viewBox="0 0 250 251" draw:points="0,124 124,251 250,124 124,0">
          <text:p/>
        </draw:polygon>
        <draw:polygon draw:style-name="gr14" draw:text-style-name="P9" draw:layer="layout" svg:width="0.249cm" svg:height="0.249cm" svg:x="8.341cm" svg:y="8.82cm" svg:viewBox="0 0 250 250" draw:points="0,125 125,250 250,125 125,0">
          <text:p/>
        </draw:polygon>
        <draw:polygon draw:style-name="gr14" draw:text-style-name="P9" draw:layer="layout" svg:width="0.25cm" svg:height="0.249cm" svg:x="8.538cm" svg:y="8.725cm" svg:viewBox="0 0 251 250" draw:points="0,125 127,250 251,125 127,0">
          <text:p/>
        </draw:polygon>
        <draw:polygon draw:style-name="gr14" draw:text-style-name="P9" draw:layer="layout" svg:width="0.251cm" svg:height="0.25cm" svg:x="8.737cm" svg:y="8.63cm" svg:viewBox="0 0 252 251" draw:points="0,124 126,251 252,124 126,0">
          <text:p/>
        </draw:polygon>
        <draw:polygon draw:style-name="gr15" draw:text-style-name="P9" draw:layer="layout" svg:width="0.251cm" svg:height="0.249cm" svg:x="8.936cm" svg:y="8.534cm" svg:viewBox="0 0 252 250" draw:points="0,126 126,250 252,126 126,0">
          <text:p/>
        </draw:polygon>
        <draw:polygon draw:style-name="gr16" draw:text-style-name="P4" draw:layer="layout" svg:width="0.251cm" svg:height="0.249cm" svg:x="8.936cm" svg:y="8.534cm" svg:viewBox="0 0 252 250" draw:points="0,126 126,250 252,126 126,0">
          <text:p/>
        </draw:polygon>
        <draw:polygon draw:style-name="gr14" draw:text-style-name="P9" draw:layer="layout" svg:width="0.251cm" svg:height="0.251cm" svg:x="9.135cm" svg:y="8.436cm" svg:viewBox="0 0 252 252" draw:points="0,125 126,252 252,125 126,0">
          <text:p/>
        </draw:polygon>
        <draw:polygon draw:style-name="gr14" draw:text-style-name="P9" draw:layer="layout" svg:width="0.249cm" svg:height="0.251cm" svg:x="9.334cm" svg:y="8.338cm" svg:viewBox="0 0 250 252" draw:points="0,126 125,252 250,126 125,0">
          <text:p/>
        </draw:polygon>
        <draw:polygon draw:style-name="gr14" draw:text-style-name="P9" draw:layer="layout" svg:width="0.249cm" svg:height="0.251cm" svg:x="9.533cm" svg:y="8.24cm" svg:viewBox="0 0 250 252" draw:points="0,125 125,252 250,125 125,0">
          <text:p/>
        </draw:polygon>
        <draw:polygon draw:style-name="gr14" draw:text-style-name="P9" draw:layer="layout" svg:width="0.249cm" svg:height="0.249cm" svg:x="9.732cm" svg:y="8.142cm" svg:viewBox="0 0 250 250" draw:points="0,124 125,250 250,124 125,0">
          <text:p/>
        </draw:polygon>
        <draw:polygon draw:style-name="gr14" draw:text-style-name="P9" draw:layer="layout" svg:width="0.249cm" svg:height="0.249cm" svg:x="9.931cm" svg:y="8.043cm" svg:viewBox="0 0 250 250" draw:points="0,126 125,250 250,126 125,0">
          <text:p/>
        </draw:polygon>
        <draw:polygon draw:style-name="gr14" draw:text-style-name="P9" draw:layer="layout" svg:width="0.251cm" svg:height="0.25cm" svg:x="10.128cm" svg:y="7.943cm" svg:viewBox="0 0 252 251" draw:points="0,124 126,251 252,124 126,0">
          <text:p/>
        </draw:polygon>
        <draw:polygon draw:style-name="gr14" draw:text-style-name="P9" draw:layer="layout" svg:width="0.251cm" svg:height="0.251cm" svg:x="10.327cm" svg:y="7.842cm" svg:viewBox="0 0 252 252" draw:points="0,127 127,252 252,127 127,0">
          <text:p/>
        </draw:polygon>
        <draw:polygon draw:style-name="gr14" draw:text-style-name="P9" draw:layer="layout" svg:width="0.251cm" svg:height="0.249cm" svg:x="10.526cm" svg:y="7.743cm" svg:viewBox="0 0 252 250" draw:points="0,126 126,250 252,126 126,0">
          <text:p/>
        </draw:polygon>
        <draw:polygon draw:style-name="gr14" draw:text-style-name="P9" draw:layer="layout" svg:width="0.249cm" svg:height="0.249cm" svg:x="10.725cm" svg:y="7.642cm" svg:viewBox="0 0 250 250" draw:points="0,125 125,250 250,125 125,0">
          <text:p/>
        </draw:polygon>
        <draw:polygon draw:style-name="gr14" draw:text-style-name="P9" draw:layer="layout" svg:width="0.249cm" svg:height="0.25cm" svg:x="10.924cm" svg:y="7.542cm" svg:viewBox="0 0 250 251" draw:points="0,125 125,251 250,125 125,0">
          <text:p/>
        </draw:polygon>
        <draw:polygon draw:style-name="gr15" draw:text-style-name="P9" draw:layer="layout" svg:width="0.249cm" svg:height="0.249cm" svg:x="11.123cm" svg:y="7.443cm" svg:viewBox="0 0 250 250" draw:points="0,126 125,250 250,126 125,0">
          <text:p/>
        </draw:polygon>
        <draw:polygon draw:style-name="gr16" draw:text-style-name="P4" draw:layer="layout" svg:width="0.249cm" svg:height="0.249cm" svg:x="11.123cm" svg:y="7.443cm" svg:viewBox="0 0 250 250" draw:points="0,126 125,250 250,126 125,0">
          <text:p/>
        </draw:polygon>
        <draw:polygon draw:style-name="gr14" draw:text-style-name="P9" draw:layer="layout" svg:width="0.249cm" svg:height="0.251cm" svg:x="11.322cm" svg:y="7.343cm" svg:viewBox="0 0 250 252" draw:points="0,127 125,252 250,127 125,0">
          <text:p/>
        </draw:polygon>
        <draw:polygon draw:style-name="gr14" draw:text-style-name="P9" draw:layer="layout" svg:width="0.249cm" svg:height="0.251cm" svg:x="11.519cm" svg:y="7.244cm" svg:viewBox="0 0 250 252" draw:points="0,125 125,252 250,125 125,0">
          <text:p/>
        </draw:polygon>
        <draw:polygon draw:style-name="gr14" draw:text-style-name="P9" draw:layer="layout" svg:width="0.249cm" svg:height="0.249cm" svg:x="11.718cm" svg:y="7.146cm" svg:viewBox="0 0 250 250" draw:points="0,124 125,250 250,124 125,0">
          <text:p/>
        </draw:polygon>
        <draw:polygon draw:style-name="gr15" draw:text-style-name="P9" draw:layer="layout" svg:width="0.249cm" svg:height="0.249cm" svg:x="11.917cm" svg:y="7.048cm" svg:viewBox="0 0 250 250" draw:points="0,125 124,250 250,125 124,0">
          <text:p/>
        </draw:polygon>
        <draw:polygon draw:style-name="gr16" draw:text-style-name="P4" draw:layer="layout" svg:width="0.249cm" svg:height="0.249cm" svg:x="11.917cm" svg:y="7.048cm" svg:viewBox="0 0 250 250" draw:points="0,125 124,250 250,125 124,0">
          <text:p/>
        </draw:polygon>
        <draw:polygon draw:style-name="gr14" draw:text-style-name="P9" draw:layer="layout" svg:width="0.249cm" svg:height="0.249cm" svg:x="12.116cm" svg:y="6.95cm" svg:viewBox="0 0 250 250" draw:points="0,124 125,250 250,124 125,0">
          <text:p/>
        </draw:polygon>
        <draw:polygon draw:style-name="gr14" draw:text-style-name="P9" draw:layer="layout" svg:width="0.251cm" svg:height="0.251cm" svg:x="12.313cm" svg:y="6.852cm" svg:viewBox="0 0 252 252" draw:points="0,127 127,252 252,127 127,0">
          <text:p/>
        </draw:polygon>
        <draw:polygon draw:style-name="gr14" draw:text-style-name="P9" draw:layer="layout" svg:width="0.251cm" svg:height="0.251cm" svg:x="12.512cm" svg:y="6.756cm" svg:viewBox="0 0 252 252" draw:points="0,126 127,252 252,126 127,0">
          <text:p/>
        </draw:polygon>
        <draw:polygon draw:style-name="gr14" draw:text-style-name="P9" draw:layer="layout" svg:width="0.251cm" svg:height="0.25cm" svg:x="12.711cm" svg:y="6.662cm" svg:viewBox="0 0 252 251" draw:points="0,126 125,251 252,126 125,0">
          <text:p/>
        </draw:polygon>
        <draw:polygon draw:style-name="gr14" draw:text-style-name="P9" draw:layer="layout" svg:width="0.251cm" svg:height="0.249cm" svg:x="12.91cm" svg:y="6.569cm" svg:viewBox="0 0 252 250" draw:points="0,125 125,250 252,125 125,0">
          <text:p/>
        </draw:polygon>
        <draw:polygon draw:style-name="gr14" draw:text-style-name="P9" draw:layer="layout" svg:width="0.249cm" svg:height="0.249cm" svg:x="13.109cm" svg:y="6.476cm" svg:viewBox="0 0 250 250" draw:points="0,126 124,250 250,126 124,0">
          <text:p/>
        </draw:polygon>
        <draw:polygon draw:style-name="gr14" draw:text-style-name="P9" draw:layer="layout" svg:width="0.249cm" svg:height="0.251cm" svg:x="13.308cm" svg:y="6.384cm" svg:viewBox="0 0 250 252" draw:points="0,125 126,252 250,125 126,0">
          <text:p/>
        </draw:polygon>
        <draw:polygon draw:style-name="gr14" draw:text-style-name="P9" draw:layer="layout" svg:width="0.249cm" svg:height="0.25cm" svg:x="13.507cm" svg:y="6.295cm" svg:viewBox="0 0 250 251" draw:points="0,125 126,251 250,125 126,0">
          <text:p/>
        </draw:polygon>
        <draw:polygon draw:style-name="gr14" draw:text-style-name="P9" draw:layer="layout" svg:width="0.251cm" svg:height="0.25cm" svg:x="13.704cm" svg:y="6.206cm" svg:viewBox="0 0 252 251" draw:points="0,126 125,251 252,126 125,0">
          <text:p/>
        </draw:polygon>
        <draw:polygon draw:style-name="gr14" draw:text-style-name="P9" draw:layer="layout" svg:width="0.251cm" svg:height="0.251cm" svg:x="13.903cm" svg:y="6.119cm" svg:viewBox="0 0 252 252" draw:points="0,127 125,252 252,127 125,0">
          <text:p/>
        </draw:polygon>
        <draw:polygon draw:style-name="gr15" draw:text-style-name="P9" draw:layer="layout" svg:width="0.251cm" svg:height="0.249cm" svg:x="14.102cm" svg:y="6.035cm" svg:viewBox="0 0 252 250" draw:points="0,125 126,250 252,125 126,0">
          <text:p/>
        </draw:polygon>
        <draw:polygon draw:style-name="gr16" draw:text-style-name="P4" draw:layer="layout" svg:width="0.251cm" svg:height="0.249cm" svg:x="14.102cm" svg:y="6.035cm" svg:viewBox="0 0 252 250" draw:points="0,125 126,250 252,125 126,0">
          <text:p/>
        </draw:polygon>
        <draw:polygon draw:style-name="gr14" draw:text-style-name="P9" draw:layer="layout" svg:width="0.251cm" svg:height="0.251cm" svg:x="14.301cm" svg:y="5.951cm" svg:viewBox="0 0 252 252" draw:points="0,125 126,252 252,125 126,0">
          <text:p/>
        </draw:polygon>
        <draw:polygon draw:style-name="gr14" draw:text-style-name="P9" draw:layer="layout" svg:width="0.249cm" svg:height="0.251cm" svg:x="14.5cm" svg:y="5.87cm" svg:viewBox="0 0 250 252" draw:points="0,126 126,252 250,126 126,0">
          <text:p/>
        </draw:polygon>
        <draw:polygon draw:style-name="gr14" draw:text-style-name="P9" draw:layer="layout" svg:width="0.249cm" svg:height="0.249cm" svg:x="14.699cm" svg:y="5.792cm" svg:viewBox="0 0 250 250" draw:points="0,126 126,250 250,126 126,0">
          <text:p/>
        </draw:polygon>
        <draw:polygon draw:style-name="gr15" draw:text-style-name="P9" draw:layer="layout" svg:width="0.249cm" svg:height="0.249cm" svg:x="14.898cm" svg:y="5.714cm" svg:viewBox="0 0 250 250" draw:points="0,125 125,250 250,125 125,0">
          <text:p/>
        </draw:polygon>
        <draw:polygon draw:style-name="gr16" draw:text-style-name="P4" draw:layer="layout" svg:width="0.249cm" svg:height="0.249cm" svg:x="14.898cm" svg:y="5.714cm" svg:viewBox="0 0 250 250" draw:points="0,125 125,250 250,125 125,0">
          <text:p/>
        </draw:polygon>
        <draw:polygon draw:style-name="gr14" draw:text-style-name="P9" draw:layer="layout" svg:width="0.25cm" svg:height="0.251cm" svg:x="15.096cm" svg:y="5.639cm" svg:viewBox="0 0 251 252" draw:points="0,125 127,252 251,125 127,0">
          <text:p/>
        </draw:polygon>
        <draw:frame draw:style-name="gr1" draw:text-style-name="P2" draw:layer="layout" svg:width="1.141cm" svg:height="0.471cm" svg:x="10.227cm" svg:y="25.453cm">
          <draw:text-box>
            <text:p text:style-name="P1"><text:span text:style-name="T1">Page 1</text:span></text:p>
          </draw:text-box>
        </draw:frame>
        <draw:frame draw:style-name="gr17" draw:text-style-name="P10" draw:layer="layout" svg:width="0.607cm" svg:height="0.395cm" svg:x="3.803cm" svg:y="6.493cm">
          <draw:text-box>
            <text:p text:style-name="P1"><text:span text:style-name="T2">-1.5</text:span></text:p>
          </draw:text-box>
        </draw:frame>
        <draw:frame draw:style-name="gr17" draw:text-style-name="P10" draw:layer="layout" svg:width="0.352cm" svg:height="0.395cm" svg:x="5.934cm" svg:y="6.493cm">
          <draw:text-box>
            <text:p text:style-name="P1"><text:span text:style-name="T2">-1</text:span></text:p>
          </draw:text-box>
        </draw:frame>
        <draw:frame draw:style-name="gr17" draw:text-style-name="P10" draw:layer="layout" svg:width="0.607cm" svg:height="0.395cm" svg:x="7.779cm" svg:y="6.493cm">
          <draw:text-box>
            <text:p text:style-name="P1"><text:span text:style-name="T2">-0.5</text:span></text:p>
          </draw:text-box>
        </draw:frame>
        <draw:frame draw:style-name="gr17" draw:text-style-name="P10" draw:layer="layout" svg:width="0.352cm" svg:height="0.395cm" svg:x="9.962cm" svg:y="6.493cm">
          <draw:text-box>
            <text:p text:style-name="P1"><text:span text:style-name="T2">0</text:span></text:p>
          </draw:text-box>
        </draw:frame>
        <draw:frame draw:style-name="gr17" draw:text-style-name="P10" draw:layer="layout" svg:width="0.489cm" svg:height="0.395cm" svg:x="11.804cm" svg:y="6.493cm">
          <draw:text-box>
            <text:p text:style-name="P1"><text:span text:style-name="T2">0.5</text:span></text:p>
          </draw:text-box>
        </draw:frame>
        <draw:frame draw:style-name="gr17" draw:text-style-name="P10" draw:layer="layout" svg:width="0.352cm" svg:height="0.395cm" svg:x="13.938cm" svg:y="6.493cm">
          <draw:text-box>
            <text:p text:style-name="P1"><text:span text:style-name="T2">1</text:span></text:p>
          </draw:text-box>
        </draw:frame>
        <draw:frame draw:style-name="gr17" draw:text-style-name="P10" draw:layer="layout" svg:width="0.489cm" svg:height="0.395cm" svg:x="15.78cm" svg:y="6.493cm">
          <draw:text-box>
            <text:p text:style-name="P1"><text:span text:style-name="T2">1.5</text:span></text:p>
          </draw:text-box>
        </draw:frame>
        <draw:frame draw:style-name="gr17" draw:text-style-name="P10" draw:layer="layout" svg:width="0.51cm" svg:height="0.395cm" svg:x="9.327cm" svg:y="11.541cm">
          <draw:text-box>
            <text:p text:style-name="P1"><text:span text:style-name="T2">-40</text:span></text:p>
          </draw:text-box>
        </draw:frame>
        <draw:frame draw:style-name="gr17" draw:text-style-name="P10" draw:layer="layout" svg:width="0.51cm" svg:height="0.395cm" svg:x="9.327cm" svg:y="10.169cm">
          <draw:text-box>
            <text:p text:style-name="P1"><text:span text:style-name="T2">-30</text:span></text:p>
          </draw:text-box>
        </draw:frame>
        <draw:frame draw:style-name="gr17" draw:text-style-name="P10" draw:layer="layout" svg:width="0.51cm" svg:height="0.395cm" svg:x="9.327cm" svg:y="8.793cm">
          <draw:text-box>
            <text:p text:style-name="P1"><text:span text:style-name="T2">-20</text:span></text:p>
          </draw:text-box>
        </draw:frame>
        <draw:frame draw:style-name="gr17" draw:text-style-name="P10" draw:layer="layout" svg:width="0.51cm" svg:height="0.395cm" svg:x="9.327cm" svg:y="7.421cm">
          <draw:text-box>
            <text:p text:style-name="P1"><text:span text:style-name="T2">-10</text:span></text:p>
          </draw:text-box>
        </draw:frame>
        <draw:frame draw:style-name="gr17" draw:text-style-name="P10" draw:layer="layout" svg:width="0.352cm" svg:height="0.395cm" svg:x="9.62cm" svg:y="6.045cm">
          <draw:text-box>
            <text:p text:style-name="P1"><text:span text:style-name="T2">0</text:span></text:p>
          </draw:text-box>
        </draw:frame>
        <draw:frame draw:style-name="gr17" draw:text-style-name="P10" draw:layer="layout" svg:width="0.391cm" svg:height="0.395cm" svg:x="9.433cm" svg:y="4.673cm">
          <draw:text-box>
            <text:p text:style-name="P1"><text:span text:style-name="T2">10</text:span></text:p>
          </draw:text-box>
        </draw:frame>
        <draw:line draw:style-name="gr18" draw:text-style-name="P4" draw:layer="layout" svg:x1="16.691cm" svg:y1="6.124cm" svg:x2="17.491cm" svg:y2="6.124cm">
          <text:p/>
        </draw:line>
        <draw:polygon draw:style-name="gr19" draw:text-style-name="P11" draw:layer="layout" svg:width="0.21cm" svg:height="0.211cm" svg:x="16.986cm" svg:y="6.02cm" svg:viewBox="0 0 211 212" draw:points="0,0 0,212 211,212 211,0">
          <text:p/>
        </draw:polygon>
        <draw:line draw:style-name="gr13" draw:text-style-name="P4" draw:layer="layout" svg:x1="16.691cm" svg:y1="6.623cm" svg:x2="17.491cm" svg:y2="6.623cm">
          <text:p/>
        </draw:line>
        <draw:polygon draw:style-name="gr14" draw:text-style-name="P9" draw:layer="layout" svg:width="0.21cm" svg:height="0.211cm" svg:x="16.986cm" svg:y="6.517cm" svg:viewBox="0 0 211 212" draw:points="0,107 106,212 211,107 106,0">
          <text:p/>
        </draw:polygon>
        <draw:line draw:style-name="gr9" draw:text-style-name="P4" draw:layer="layout" svg:x1="16.691cm" svg:y1="7.12cm" svg:x2="17.491cm" svg:y2="7.12cm">
          <text:p/>
        </draw:line>
        <draw:polygon draw:style-name="gr10" draw:text-style-name="P8" draw:layer="layout" svg:width="0.21cm" svg:height="0.041cm" svg:x="16.986cm" svg:y="7.1cm" svg:viewBox="0 0 211 42" draw:points="0,0 211,0 211,42 0,42">
          <text:p/>
        </draw:polygon>
        <draw:line draw:style-name="gr7" draw:text-style-name="P4" draw:layer="layout" svg:x1="16.691cm" svg:y1="7.619cm" svg:x2="17.491cm" svg:y2="7.619cm">
          <text:p/>
        </draw:line>
        <draw:polygon draw:style-name="gr8" draw:text-style-name="P7" draw:layer="layout" svg:width="0.21cm" svg:height="0.21cm" svg:x="16.986cm" svg:y="7.513cm" svg:viewBox="0 0 211 211" draw:points="0,211 211,211 106,0">
          <text:p/>
        </draw:polygon>
        <draw:line draw:style-name="gr5" draw:text-style-name="P4" draw:layer="layout" svg:x1="16.691cm" svg:y1="8.116cm" svg:x2="17.491cm" svg:y2="8.116cm">
          <text:p/>
        </draw:line>
        <draw:polygon draw:style-name="gr6" draw:text-style-name="P6" draw:layer="layout" svg:width="0.21cm" svg:height="0.212cm" svg:x="16.986cm" svg:y="8.01cm" svg:viewBox="0 0 211 213" draw:points="0,0 0,213 211,106">
          <text:p/>
        </draw:polygon>
        <draw:line draw:style-name="gr20" draw:text-style-name="P4" draw:layer="layout" svg:x1="16.691cm" svg:y1="8.613cm" svg:x2="17.491cm" svg:y2="8.613cm">
          <text:p/>
        </draw:line>
        <draw:polygon draw:style-name="gr21" draw:text-style-name="P12" draw:layer="layout" svg:width="0.21cm" svg:height="0.21cm" svg:x="16.986cm" svg:y="8.509cm" svg:viewBox="0 0 211 211" draw:points="97,0 97,97 0,97 0,112 97,112 97,211 113,211 113,112 211,112 211,97 113,97 113,0">
          <text:p/>
        </draw:polygon>
        <draw:line draw:style-name="gr22" draw:text-style-name="P4" draw:layer="layout" svg:x1="16.691cm" svg:y1="9.112cm" svg:x2="17.491cm" svg:y2="9.112cm">
          <text:p/>
        </draw:line>
        <draw:polygon draw:style-name="gr4" draw:text-style-name="P5" draw:layer="layout" svg:width="0.21cm" svg:height="0.211cm" svg:x="16.986cm" svg:y="9.007cm" svg:viewBox="0 0 211 212" draw:points="106,93 11,0 0,10 93,105 0,199 11,212 106,116 200,212 211,199 116,105 211,10 200,0">
          <text:p/>
        </draw:polygon>
        <draw:frame draw:style-name="gr17" draw:text-style-name="P10" draw:layer="layout" svg:width="0.391cm" svg:height="0.395cm" svg:x="9.433cm" svg:y="3.301cm">
          <draw:text-box>
            <text:p text:style-name="P1"><text:span text:style-name="T2">20</text:span></text:p>
          </draw:text-box>
        </draw:frame>
        <draw:frame draw:style-name="gr17" draw:text-style-name="P10" draw:layer="layout" svg:width="1.56cm" svg:height="0.395cm" svg:x="17.593cm" svg:y="5.925cm">
          <draw:text-box>
            <text:p text:style-name="P1"><text:span text:style-name="T2">Column D</text:span></text:p>
          </draw:text-box>
        </draw:frame>
        <draw:frame draw:style-name="gr17" draw:text-style-name="P10" draw:layer="layout" svg:width="1.539cm" svg:height="0.395cm" svg:x="17.593cm" svg:y="6.423cm">
          <draw:text-box>
            <text:p text:style-name="P1"><text:span text:style-name="T2">Column E</text:span></text:p>
          </draw:text-box>
        </draw:frame>
        <draw:frame draw:style-name="gr17" draw:text-style-name="P10" draw:layer="layout" svg:width="1.522cm" svg:height="0.395cm" svg:x="17.593cm" svg:y="6.924cm">
          <draw:text-box>
            <text:p text:style-name="P1"><text:span text:style-name="T2">Column F</text:span></text:p>
          </draw:text-box>
        </draw:frame>
        <draw:frame draw:style-name="gr17" draw:text-style-name="P10" draw:layer="layout" svg:width="1.581cm" svg:height="0.395cm" svg:x="17.593cm" svg:y="7.417cm">
          <draw:text-box>
            <text:p text:style-name="P1"><text:span text:style-name="T2">Column G</text:span></text:p>
          </draw:text-box>
        </draw:frame>
        <draw:frame draw:style-name="gr17" draw:text-style-name="P10" draw:layer="layout" svg:width="1.56cm" svg:height="0.395cm" svg:x="17.593cm" svg:y="7.918cm">
          <draw:text-box>
            <text:p text:style-name="P1"><text:span text:style-name="T2">Column H</text:span></text:p>
          </draw:text-box>
        </draw:frame>
        <draw:frame draw:style-name="gr17" draw:text-style-name="P10" draw:layer="layout" svg:width="1.403cm" svg:height="0.395cm" svg:x="17.593cm" svg:y="8.416cm">
          <draw:text-box>
            <text:p text:style-name="P1"><text:span text:style-name="T2">Column I</text:span></text:p>
          </draw:text-box>
        </draw:frame>
        <draw:frame draw:style-name="gr17" draw:text-style-name="P10" draw:layer="layout" svg:width="1.484cm" svg:height="0.395cm" svg:x="17.593cm" svg:y="8.913cm">
          <draw:text-box>
            <text:p text:style-name="P1"><text:span text:style-name="T2">Column J</text:span></text:p>
          </draw:text-box>
        </draw:frame>
      </draw:page>
      <draw:page draw:name="page2" draw:style-name="dp1" draw:master-page-name="master-page60">
        <draw:frame draw:style-name="gr1" draw:text-style-name="P2" draw:layer="layout" svg:width="1.153cm" svg:height="0.471cm" svg:x="10.22cm" svg:y="2.015cm">
          <draw:text-box>
            <text:p text:style-name="P1"><text:span text:style-name="T1">Sheet1</text:span></text:p>
          </draw:text-box>
        </draw:frame>
        <draw:polygon draw:style-name="gr2" draw:text-style-name="P3" draw:layer="layout" svg:width="15.971cm" svg:height="8.999cm" svg:x="-12.415cm" svg:y="3.12cm" svg:viewBox="0 0 15972 9000" draw:points="7987,9000 0,9000 0,0 15972,0 15972,9000">
          <text:p/>
        </draw:polygon>
        <draw:polygon draw:style-name="gr3" draw:text-style-name="P4" draw:layer="layout" svg:width="11.923cm" svg:height="8.243cm" svg:x="-11.805cm" svg:y="3.498cm" svg:viewBox="0 0 11924 8244" draw:points="5964,8244 0,8244 0,0 11924,0 11924,8244">
          <text:p/>
        </draw:polygon>
        <draw:line draw:style-name="gr3" draw:text-style-name="P4" draw:layer="layout" svg:x1="0.118cm" svg:y1="11.739cm" svg:x2="-11.806cm" svg:y2="11.739cm">
          <text:p/>
        </draw:line>
        <draw:line draw:style-name="gr3" draw:text-style-name="P4" draw:layer="layout" svg:x1="0.118cm" svg:y1="10.365cm" svg:x2="-11.806cm" svg:y2="10.365cm">
          <text:p/>
        </draw:line>
        <draw:line draw:style-name="gr3" draw:text-style-name="P4" draw:layer="layout" svg:x1="0.118cm" svg:y1="8.991cm" svg:x2="-11.806cm" svg:y2="8.991cm">
          <text:p/>
        </draw:line>
        <draw:line draw:style-name="gr3" draw:text-style-name="P4" draw:layer="layout" svg:x1="0.118cm" svg:y1="7.619cm" svg:x2="-11.806cm" svg:y2="7.619cm">
          <text:p/>
        </draw:line>
        <draw:line draw:style-name="gr3" draw:text-style-name="P4" draw:layer="layout" svg:x1="0.118cm" svg:y1="6.245cm" svg:x2="-11.806cm" svg:y2="6.245cm">
          <text:p/>
        </draw:line>
        <draw:line draw:style-name="gr3" draw:text-style-name="P4" draw:layer="layout" svg:x1="0.118cm" svg:y1="4.871cm" svg:x2="-11.806cm" svg:y2="4.871cm">
          <text:p/>
        </draw:line>
        <draw:line draw:style-name="gr3" draw:text-style-name="P4" draw:layer="layout" svg:x1="0.118cm" svg:y1="3.498cm" svg:x2="-11.806cm" svg:y2="3.498cm">
          <text:p/>
        </draw:line>
        <draw:line draw:style-name="gr3" draw:text-style-name="P4" draw:layer="layout" svg:x1="-11.806cm" svg:y1="6.395cm" svg:x2="-11.806cm" svg:y2="6.245cm">
          <text:p/>
        </draw:line>
        <draw:line draw:style-name="gr3" draw:text-style-name="P4" draw:layer="layout" svg:x1="-9.817cm" svg:y1="6.395cm" svg:x2="-9.817cm" svg:y2="6.245cm">
          <text:p/>
        </draw:line>
        <draw:line draw:style-name="gr3" draw:text-style-name="P4" draw:layer="layout" svg:x1="-7.831cm" svg:y1="6.395cm" svg:x2="-7.831cm" svg:y2="6.245cm">
          <text:p/>
        </draw:line>
        <draw:line draw:style-name="gr3" draw:text-style-name="P4" draw:layer="layout" svg:x1="-5.843cm" svg:y1="6.395cm" svg:x2="-5.843cm" svg:y2="6.245cm">
          <text:p/>
        </draw:line>
        <draw:line draw:style-name="gr3" draw:text-style-name="P4" draw:layer="layout" svg:x1="-3.857cm" svg:y1="6.395cm" svg:x2="-3.857cm" svg:y2="6.245cm">
          <text:p/>
        </draw:line>
        <draw:line draw:style-name="gr3" draw:text-style-name="P4" draw:layer="layout" svg:x1="-1.87cm" svg:y1="6.395cm" svg:x2="-1.87cm" svg:y2="6.245cm">
          <text:p/>
        </draw:line>
        <draw:line draw:style-name="gr3" draw:text-style-name="P4" draw:layer="layout" svg:x1="0.118cm" svg:y1="6.395cm" svg:x2="0.118cm" svg:y2="6.245cm">
          <text:p/>
        </draw:line>
        <draw:line draw:style-name="gr3" draw:text-style-name="P4" draw:layer="layout" svg:x1="-11.806cm" svg:y1="6.245cm" svg:x2="0.118cm" svg:y2="6.245cm">
          <text:p/>
        </draw:line>
        <draw:line draw:style-name="gr3" draw:text-style-name="P4" draw:layer="layout" svg:x1="-5.993cm" svg:y1="11.739cm" svg:x2="-5.843cm" svg:y2="11.739cm">
          <text:p/>
        </draw:line>
        <draw:line draw:style-name="gr3" draw:text-style-name="P4" draw:layer="layout" svg:x1="-5.993cm" svg:y1="10.365cm" svg:x2="-5.843cm" svg:y2="10.365cm">
          <text:p/>
        </draw:line>
        <draw:line draw:style-name="gr3" draw:text-style-name="P4" draw:layer="layout" svg:x1="-5.993cm" svg:y1="8.991cm" svg:x2="-5.843cm" svg:y2="8.991cm">
          <text:p/>
        </draw:line>
        <draw:line draw:style-name="gr3" draw:text-style-name="P4" draw:layer="layout" svg:x1="-5.993cm" svg:y1="7.619cm" svg:x2="-5.843cm" svg:y2="7.619cm">
          <text:p/>
        </draw:line>
        <draw:line draw:style-name="gr3" draw:text-style-name="P4" draw:layer="layout" svg:x1="-5.993cm" svg:y1="6.245cm" svg:x2="-5.843cm" svg:y2="6.245cm">
          <text:p/>
        </draw:line>
        <draw:line draw:style-name="gr3" draw:text-style-name="P4" draw:layer="layout" svg:x1="-5.993cm" svg:y1="4.871cm" svg:x2="-5.843cm" svg:y2="4.871cm">
          <text:p/>
        </draw:line>
        <draw:line draw:style-name="gr3" draw:text-style-name="P4" draw:layer="layout" svg:x1="-5.993cm" svg:y1="3.498cm" svg:x2="-5.843cm" svg:y2="3.498cm">
          <text:p/>
        </draw:line>
        <draw:line draw:style-name="gr3" draw:text-style-name="P4" draw:layer="layout" svg:x1="-5.843cm" svg:y1="11.739cm" svg:x2="-5.843cm" svg:y2="3.498cm">
          <text:p/>
        </draw:line>
        <draw:polygon draw:style-name="gr4" draw:text-style-name="P5" draw:layer="layout" svg:width="0.249cm" svg:height="0.249cm" svg:x="-6.564cm" svg:y="6.141cm" svg:viewBox="0 0 250 250" draw:points="124,110 14,0 0,13 110,125 0,236 14,250 124,139 237,250 250,236 138,125 250,13 237,0">
          <text:p/>
        </draw:polygon>
        <draw:polyline draw:style-name="gr5" draw:text-style-name="P4" draw:layer="layout" svg:width="9.936cm" svg:height="0cm" svg:x="-10.613cm" svg:y="7.068cm" svg:viewBox="0 0 9937 0" draw:points="0,0 199,0 398,0 597,0 796,0 995,0 1192,0 1391,0 1590,0 1789,0 1988,0 2187,0 2386,0 2583,0 2782,0 2981,0 3180,0 3379,0 3578,0 3777,0 3976,0 4173,0 4372,0 4571,0 4771,0 4969,0 5168,0 5366,0 5564,0 5763,0 5963,0 6162,0 6358,0 6557,0 6756,0 6955,0 7154,0 7353,0 7551,0 7750,0 7948,0 8148,0 8347,0 8545,0 8743,0 8942,0 9141,0 9340,0 9539,0 9738,0 9937,0">
          <text:p/>
        </draw:polyline>
        <draw:polygon draw:style-name="gr6" draw:text-style-name="P6" draw:layer="layout" svg:width="0.251cm" svg:height="0.249cm" svg:x="-10.738cm" svg:y="6.944cm" svg:viewBox="0 0 252 250" draw:points="0,0 0,250 252,124">
          <text:p/>
        </draw:polygon>
        <draw:polygon draw:style-name="gr6" draw:text-style-name="P6" draw:layer="layout" svg:width="0.251cm" svg:height="0.249cm" svg:x="-10.539cm" svg:y="6.944cm" svg:viewBox="0 0 252 250" draw:points="0,0 0,250 252,124">
          <text:p/>
        </draw:polygon>
        <draw:polygon draw:style-name="gr6" draw:text-style-name="P6" draw:layer="layout" svg:width="0.249cm" svg:height="0.249cm" svg:x="-10.34cm" svg:y="6.944cm" svg:viewBox="0 0 250 250" draw:points="0,0 0,250 250,124">
          <text:p/>
        </draw:polygon>
        <draw:polygon draw:style-name="gr6" draw:text-style-name="P6" draw:layer="layout" svg:width="0.249cm" svg:height="0.249cm" svg:x="-10.141cm" svg:y="6.944cm" svg:viewBox="0 0 250 250" draw:points="0,0 0,250 250,124">
          <text:p/>
        </draw:polygon>
        <draw:polygon draw:style-name="gr6" draw:text-style-name="P6" draw:layer="layout" svg:width="0.249cm" svg:height="0.249cm" svg:x="-9.942cm" svg:y="6.944cm" svg:viewBox="0 0 250 250" draw:points="0,0 0,250 250,124">
          <text:p/>
        </draw:polygon>
        <draw:polygon draw:style-name="gr6" draw:text-style-name="P6" draw:layer="layout" svg:width="0.25cm" svg:height="0.249cm" svg:x="-9.744cm" svg:y="6.944cm" svg:viewBox="0 0 251 250" draw:points="0,0 0,250 251,124">
          <text:p/>
        </draw:polygon>
        <draw:polygon draw:style-name="gr6" draw:text-style-name="P6" draw:layer="layout" svg:width="0.251cm" svg:height="0.249cm" svg:x="-9.546cm" svg:y="6.944cm" svg:viewBox="0 0 252 250" draw:points="0,0 0,250 252,124">
          <text:p/>
        </draw:polygon>
        <draw:polygon draw:style-name="gr6" draw:text-style-name="P6" draw:layer="layout" svg:width="0.251cm" svg:height="0.249cm" svg:x="-9.347cm" svg:y="6.944cm" svg:viewBox="0 0 252 250" draw:points="0,0 0,250 252,124">
          <text:p/>
        </draw:polygon>
        <draw:polygon draw:style-name="gr6" draw:text-style-name="P6" draw:layer="layout" svg:width="0.25cm" svg:height="0.249cm" svg:x="-9.147cm" svg:y="6.944cm" svg:viewBox="0 0 251 250" draw:points="0,0 0,250 251,124">
          <text:p/>
        </draw:polygon>
        <draw:polygon draw:style-name="gr6" draw:text-style-name="P6" draw:layer="layout" svg:width="0.25cm" svg:height="0.249cm" svg:x="-8.948cm" svg:y="6.944cm" svg:viewBox="0 0 251 250" draw:points="0,0 0,250 251,124">
          <text:p/>
        </draw:polygon>
        <draw:polygon draw:style-name="gr6" draw:text-style-name="P6" draw:layer="layout" svg:width="0.249cm" svg:height="0.249cm" svg:x="-8.75cm" svg:y="6.944cm" svg:viewBox="0 0 250 250" draw:points="0,0 0,250 250,124">
          <text:p/>
        </draw:polygon>
        <draw:polygon draw:style-name="gr6" draw:text-style-name="P6" draw:layer="layout" svg:width="0.25cm" svg:height="0.249cm" svg:x="-8.552cm" svg:y="6.944cm" svg:viewBox="0 0 251 250" draw:points="0,0 0,250 251,124">
          <text:p/>
        </draw:polygon>
        <draw:polygon draw:style-name="gr6" draw:text-style-name="P6" draw:layer="layout" svg:width="0.25cm" svg:height="0.249cm" svg:x="-8.353cm" svg:y="6.944cm" svg:viewBox="0 0 251 250" draw:points="0,0 0,250 251,124">
          <text:p/>
        </draw:polygon>
        <draw:polygon draw:style-name="gr6" draw:text-style-name="P6" draw:layer="layout" svg:width="0.25cm" svg:height="0.249cm" svg:x="-8.154cm" svg:y="6.944cm" svg:viewBox="0 0 251 250" draw:points="0,0 0,250 251,124">
          <text:p/>
        </draw:polygon>
        <draw:polygon draw:style-name="gr6" draw:text-style-name="P6" draw:layer="layout" svg:width="0.25cm" svg:height="0.249cm" svg:x="-7.955cm" svg:y="6.944cm" svg:viewBox="0 0 251 250" draw:points="0,0 0,250 251,124">
          <text:p/>
        </draw:polygon>
        <draw:polygon draw:style-name="gr6" draw:text-style-name="P6" draw:layer="layout" svg:width="0.249cm" svg:height="0.249cm" svg:x="-7.756cm" svg:y="6.944cm" svg:viewBox="0 0 250 250" draw:points="0,0 0,250 250,124">
          <text:p/>
        </draw:polygon>
        <draw:polygon draw:style-name="gr6" draw:text-style-name="P6" draw:layer="layout" svg:width="0.249cm" svg:height="0.249cm" svg:x="-7.557cm" svg:y="6.944cm" svg:viewBox="0 0 250 250" draw:points="0,0 0,250 250,124">
          <text:p/>
        </draw:polygon>
        <draw:polygon draw:style-name="gr6" draw:text-style-name="P6" draw:layer="layout" svg:width="0.25cm" svg:height="0.249cm" svg:x="-7.36cm" svg:y="6.944cm" svg:viewBox="0 0 251 250" draw:points="0,0 0,250 251,124">
          <text:p/>
        </draw:polygon>
        <draw:polygon draw:style-name="gr6" draw:text-style-name="P6" draw:layer="layout" svg:width="0.251cm" svg:height="0.249cm" svg:x="-7.161cm" svg:y="6.944cm" svg:viewBox="0 0 252 250" draw:points="0,0 0,250 252,124">
          <text:p/>
        </draw:polygon>
        <draw:polygon draw:style-name="gr6" draw:text-style-name="P6" draw:layer="layout" svg:width="0.251cm" svg:height="0.249cm" svg:x="-6.962cm" svg:y="6.944cm" svg:viewBox="0 0 252 250" draw:points="0,0 0,250 252,124">
          <text:p/>
        </draw:polygon>
        <draw:polygon draw:style-name="gr6" draw:text-style-name="P6" draw:layer="layout" svg:width="0.251cm" svg:height="0.249cm" svg:x="-6.763cm" svg:y="6.944cm" svg:viewBox="0 0 252 250" draw:points="0,0 0,250 252,124">
          <text:p/>
        </draw:polygon>
        <draw:polygon draw:style-name="gr6" draw:text-style-name="P6" draw:layer="layout" svg:width="0.249cm" svg:height="0.249cm" svg:x="-6.564cm" svg:y="6.944cm" svg:viewBox="0 0 250 250" draw:points="0,0 0,250 250,124">
          <text:p/>
        </draw:polygon>
        <draw:polygon draw:style-name="gr6" draw:text-style-name="P6" draw:layer="layout" svg:width="0.249cm" svg:height="0.249cm" svg:x="-6.365cm" svg:y="6.944cm" svg:viewBox="0 0 250 250" draw:points="0,0 0,250 250,124">
          <text:p/>
        </draw:polygon>
        <draw:polygon draw:style-name="gr6" draw:text-style-name="P6" draw:layer="layout" svg:width="0.249cm" svg:height="0.249cm" svg:x="-6.166cm" svg:y="6.944cm" svg:viewBox="0 0 250 250" draw:points="0,0 0,250 250,124">
          <text:p/>
        </draw:polygon>
        <draw:polygon draw:style-name="gr6" draw:text-style-name="P6" draw:layer="layout" svg:width="0.249cm" svg:height="0.249cm" svg:x="-5.967cm" svg:y="6.944cm" svg:viewBox="0 0 250 250" draw:points="0,0 0,250 250,124">
          <text:p/>
        </draw:polygon>
        <draw:polygon draw:style-name="gr6" draw:text-style-name="P6" draw:layer="layout" svg:width="0.251cm" svg:height="0.249cm" svg:x="-5.77cm" svg:y="6.944cm" svg:viewBox="0 0 252 250" draw:points="0,0 0,250 252,124">
          <text:p/>
        </draw:polygon>
        <draw:polygon draw:style-name="gr6" draw:text-style-name="P6" draw:layer="layout" svg:width="0.251cm" svg:height="0.249cm" svg:x="-5.571cm" svg:y="6.944cm" svg:viewBox="0 0 252 250" draw:points="0,0 0,250 252,124">
          <text:p/>
        </draw:polygon>
        <draw:polygon draw:style-name="gr6" draw:text-style-name="P6" draw:layer="layout" svg:width="0.251cm" svg:height="0.249cm" svg:x="-5.372cm" svg:y="6.944cm" svg:viewBox="0 0 252 250" draw:points="0,0 0,250 252,124">
          <text:p/>
        </draw:polygon>
        <draw:polygon draw:style-name="gr6" draw:text-style-name="P6" draw:layer="layout" svg:width="0.249cm" svg:height="0.249cm" svg:x="-5.173cm" svg:y="6.944cm" svg:viewBox="0 0 250 250" draw:points="0,0 0,250 250,124">
          <text:p/>
        </draw:polygon>
        <draw:polygon draw:style-name="gr6" draw:text-style-name="P6" draw:layer="layout" svg:width="0.249cm" svg:height="0.249cm" svg:x="-4.974cm" svg:y="6.944cm" svg:viewBox="0 0 250 250" draw:points="0,0 0,250 250,124">
          <text:p/>
        </draw:polygon>
        <draw:polygon draw:style-name="gr6" draw:text-style-name="P6" draw:layer="layout" svg:width="0.249cm" svg:height="0.249cm" svg:x="-4.775cm" svg:y="6.944cm" svg:viewBox="0 0 250 250" draw:points="0,0 0,250 250,124">
          <text:p/>
        </draw:polygon>
        <draw:polygon draw:style-name="gr6" draw:text-style-name="P6" draw:layer="layout" svg:width="0.249cm" svg:height="0.249cm" svg:x="-4.576cm" svg:y="6.944cm" svg:viewBox="0 0 250 250" draw:points="0,0 0,250 250,124">
          <text:p/>
        </draw:polygon>
        <draw:polygon draw:style-name="gr6" draw:text-style-name="P6" draw:layer="layout" svg:width="0.249cm" svg:height="0.249cm" svg:x="-4.379cm" svg:y="6.944cm" svg:viewBox="0 0 250 250" draw:points="0,0 0,250 250,124">
          <text:p/>
        </draw:polygon>
        <draw:polygon draw:style-name="gr6" draw:text-style-name="P6" draw:layer="layout" svg:width="0.249cm" svg:height="0.249cm" svg:x="-4.18cm" svg:y="6.944cm" svg:viewBox="0 0 250 250" draw:points="0,0 0,250 250,124">
          <text:p/>
        </draw:polygon>
        <draw:polygon draw:style-name="gr6" draw:text-style-name="P6" draw:layer="layout" svg:width="0.249cm" svg:height="0.249cm" svg:x="-3.981cm" svg:y="6.944cm" svg:viewBox="0 0 250 250" draw:points="0,0 0,250 250,124">
          <text:p/>
        </draw:polygon>
        <draw:polygon draw:style-name="gr6" draw:text-style-name="P6" draw:layer="layout" svg:width="0.249cm" svg:height="0.249cm" svg:x="-3.782cm" svg:y="6.944cm" svg:viewBox="0 0 250 250" draw:points="0,0 0,250 250,124">
          <text:p/>
        </draw:polygon>
        <draw:polygon draw:style-name="gr6" draw:text-style-name="P6" draw:layer="layout" svg:width="0.251cm" svg:height="0.249cm" svg:x="-3.585cm" svg:y="6.944cm" svg:viewBox="0 0 252 250" draw:points="0,0 0,250 252,124">
          <text:p/>
        </draw:polygon>
        <draw:polygon draw:style-name="gr6" draw:text-style-name="P6" draw:layer="layout" svg:width="0.251cm" svg:height="0.249cm" svg:x="-3.386cm" svg:y="6.944cm" svg:viewBox="0 0 252 250" draw:points="0,0 0,250 252,124">
          <text:p/>
        </draw:polygon>
        <draw:polygon draw:style-name="gr6" draw:text-style-name="P6" draw:layer="layout" svg:width="0.251cm" svg:height="0.249cm" svg:x="-3.187cm" svg:y="6.944cm" svg:viewBox="0 0 252 250" draw:points="0,0 0,250 252,124">
          <text:p/>
        </draw:polygon>
        <draw:polygon draw:style-name="gr6" draw:text-style-name="P6" draw:layer="layout" svg:width="0.251cm" svg:height="0.249cm" svg:x="-2.988cm" svg:y="6.944cm" svg:viewBox="0 0 252 250" draw:points="0,0 0,250 252,124">
          <text:p/>
        </draw:polygon>
        <draw:polygon draw:style-name="gr6" draw:text-style-name="P6" draw:layer="layout" svg:width="0.249cm" svg:height="0.249cm" svg:x="-2.789cm" svg:y="6.944cm" svg:viewBox="0 0 250 250" draw:points="0,0 0,250 250,124">
          <text:p/>
        </draw:polygon>
        <draw:polygon draw:style-name="gr6" draw:text-style-name="P6" draw:layer="layout" svg:width="0.249cm" svg:height="0.249cm" svg:x="-2.59cm" svg:y="6.944cm" svg:viewBox="0 0 250 250" draw:points="0,0 0,250 250,124">
          <text:p/>
        </draw:polygon>
        <draw:polygon draw:style-name="gr6" draw:text-style-name="P6" draw:layer="layout" svg:width="0.249cm" svg:height="0.249cm" svg:x="-2.391cm" svg:y="6.944cm" svg:viewBox="0 0 250 250" draw:points="0,0 0,250 250,124">
          <text:p/>
        </draw:polygon>
        <draw:polygon draw:style-name="gr6" draw:text-style-name="P6" draw:layer="layout" svg:width="0.251cm" svg:height="0.249cm" svg:x="-2.194cm" svg:y="6.944cm" svg:viewBox="0 0 252 250" draw:points="0,0 0,250 252,124">
          <text:p/>
        </draw:polygon>
        <draw:polygon draw:style-name="gr6" draw:text-style-name="P6" draw:layer="layout" svg:width="0.251cm" svg:height="0.249cm" svg:x="-1.995cm" svg:y="6.944cm" svg:viewBox="0 0 252 250" draw:points="0,0 0,250 252,124">
          <text:p/>
        </draw:polygon>
        <draw:polygon draw:style-name="gr6" draw:text-style-name="P6" draw:layer="layout" svg:width="0.251cm" svg:height="0.249cm" svg:x="-1.796cm" svg:y="6.944cm" svg:viewBox="0 0 252 250" draw:points="0,0 0,250 252,124">
          <text:p/>
        </draw:polygon>
        <draw:polygon draw:style-name="gr6" draw:text-style-name="P6" draw:layer="layout" svg:width="0.251cm" svg:height="0.249cm" svg:x="-1.597cm" svg:y="6.944cm" svg:viewBox="0 0 252 250" draw:points="0,0 0,250 252,124">
          <text:p/>
        </draw:polygon>
        <draw:polygon draw:style-name="gr6" draw:text-style-name="P6" draw:layer="layout" svg:width="0.249cm" svg:height="0.249cm" svg:x="-1.398cm" svg:y="6.944cm" svg:viewBox="0 0 250 250" draw:points="0,0 0,250 250,124">
          <text:p/>
        </draw:polygon>
        <draw:polygon draw:style-name="gr6" draw:text-style-name="P6" draw:layer="layout" svg:width="0.249cm" svg:height="0.249cm" svg:x="-1.199cm" svg:y="6.944cm" svg:viewBox="0 0 250 250" draw:points="0,0 0,250 250,124">
          <text:p/>
        </draw:polygon>
        <draw:polygon draw:style-name="gr6" draw:text-style-name="P6" draw:layer="layout" svg:width="0.249cm" svg:height="0.249cm" svg:x="-1cm" svg:y="6.944cm" svg:viewBox="0 0 250 250" draw:points="0,0 0,250 250,124">
          <text:p/>
        </draw:polygon>
        <draw:polygon draw:style-name="gr6" draw:text-style-name="P6" draw:layer="layout" svg:width="0.25cm" svg:height="0.249cm" svg:x="-0.802cm" svg:y="6.944cm" svg:viewBox="0 0 251 250" draw:points="0,0 0,250 251,124">
          <text:p/>
        </draw:polygon>
        <draw:polyline draw:style-name="gr7" draw:text-style-name="P4" draw:layer="layout" svg:width="9.937cm" svg:height="2.059cm" svg:x="-10.613cm" svg:y="5.119cm" svg:viewBox="0 0 9938 2060" draw:points="0,0 199,42 398,83 597,123 796,164 995,207 1192,247 1391,288 1590,329 1789,371 1988,412 2187,453 2386,495 2583,536 2782,577 2981,619 3180,660 3379,700 3578,741 3777,784 3976,825 4173,865 4372,906 4571,949 4771,989 4969,1030 5168,1072 5366,1113 5564,1154 5764,1196 5964,1237 6163,1278 6359,1319 6558,1361 6757,1402 6956,1442 7155,1483 7354,1526 7552,1566 7751,1607 7949,1648 8149,1690 8348,1731 8546,1772 8744,1814 8943,1855 9142,1896 9341,1938 9540,1979 9739,2019 9938,2060">
          <text:p/>
        </draw:polyline>
        <draw:polygon draw:style-name="gr8" draw:text-style-name="P7" draw:layer="layout" svg:width="0.251cm" svg:height="0.251cm" svg:x="-10.738cm" svg:y="4.993cm" svg:viewBox="0 0 252 252" draw:points="0,252 252,252 126,0">
          <text:p/>
        </draw:polygon>
        <draw:polygon draw:style-name="gr8" draw:text-style-name="P7" draw:layer="layout" svg:width="0.251cm" svg:height="0.25cm" svg:x="-10.539cm" svg:y="5.034cm" svg:viewBox="0 0 252 251" draw:points="0,251 252,251 125,0">
          <text:p/>
        </draw:polygon>
        <draw:polygon draw:style-name="gr8" draw:text-style-name="P7" draw:layer="layout" svg:width="0.249cm" svg:height="0.249cm" svg:x="-10.34cm" svg:y="5.076cm" svg:viewBox="0 0 250 250" draw:points="0,250 250,250 126,0">
          <text:p/>
        </draw:polygon>
        <draw:polygon draw:style-name="gr8" draw:text-style-name="P7" draw:layer="layout" svg:width="0.249cm" svg:height="0.249cm" svg:x="-10.141cm" svg:y="5.117cm" svg:viewBox="0 0 250 250" draw:points="0,250 250,250 126,0">
          <text:p/>
        </draw:polygon>
        <draw:polygon draw:style-name="gr8" draw:text-style-name="P7" draw:layer="layout" svg:width="0.249cm" svg:height="0.251cm" svg:x="-9.942cm" svg:y="5.157cm" svg:viewBox="0 0 250 252" draw:points="0,252 250,252 126,0">
          <text:p/>
        </draw:polygon>
        <draw:polygon draw:style-name="gr8" draw:text-style-name="P7" draw:layer="layout" svg:width="0.25cm" svg:height="0.249cm" svg:x="-9.744cm" svg:y="5.2cm" svg:viewBox="0 0 251 250" draw:points="0,250 251,250 127,0">
          <text:p/>
        </draw:polygon>
        <draw:polygon draw:style-name="gr8" draw:text-style-name="P7" draw:layer="layout" svg:width="0.251cm" svg:height="0.249cm" svg:x="-9.546cm" svg:y="5.241cm" svg:viewBox="0 0 252 250" draw:points="0,250 252,250 125,0">
          <text:p/>
        </draw:polygon>
        <draw:polygon draw:style-name="gr8" draw:text-style-name="P7" draw:layer="layout" svg:width="0.251cm" svg:height="0.25cm" svg:x="-9.347cm" svg:y="5.282cm" svg:viewBox="0 0 252 251" draw:points="0,251 252,251 125,0">
          <text:p/>
        </draw:polygon>
        <draw:polygon draw:style-name="gr8" draw:text-style-name="P7" draw:layer="layout" svg:width="0.25cm" svg:height="0.251cm" svg:x="-9.147cm" svg:y="5.322cm" svg:viewBox="0 0 251 252" draw:points="0,252 251,252 125,0">
          <text:p/>
        </draw:polygon>
        <draw:polygon draw:style-name="gr8" draw:text-style-name="P7" draw:layer="layout" svg:width="0.25cm" svg:height="0.249cm" svg:x="-8.948cm" svg:y="5.365cm" svg:viewBox="0 0 251 250" draw:points="0,250 251,250 125,0">
          <text:p/>
        </draw:polygon>
        <draw:polygon draw:style-name="gr8" draw:text-style-name="P7" draw:layer="layout" svg:width="0.249cm" svg:height="0.25cm" svg:x="-8.75cm" svg:y="5.406cm" svg:viewBox="0 0 250 251" draw:points="0,251 250,251 125,0">
          <text:p/>
        </draw:polygon>
        <draw:polygon draw:style-name="gr8" draw:text-style-name="P7" draw:layer="layout" svg:width="0.25cm" svg:height="0.251cm" svg:x="-8.552cm" svg:y="5.446cm" svg:viewBox="0 0 251 252" draw:points="0,252 251,252 126,0">
          <text:p/>
        </draw:polygon>
        <draw:polygon draw:style-name="gr8" draw:text-style-name="P7" draw:layer="layout" svg:width="0.25cm" svg:height="0.251cm" svg:x="-8.353cm" svg:y="5.487cm" svg:viewBox="0 0 251 252" draw:points="0,252 251,252 126,0">
          <text:p/>
        </draw:polygon>
        <draw:polygon draw:style-name="gr8" draw:text-style-name="P7" draw:layer="layout" svg:width="0.25cm" svg:height="0.249cm" svg:x="-8.154cm" svg:y="5.529cm" svg:viewBox="0 0 251 250" draw:points="0,250 251,250 125,0">
          <text:p/>
        </draw:polygon>
        <draw:polygon draw:style-name="gr8" draw:text-style-name="P7" draw:layer="layout" svg:width="0.25cm" svg:height="0.251cm" svg:x="-7.955cm" svg:y="5.57cm" svg:viewBox="0 0 251 252" draw:points="0,252 251,252 125,0">
          <text:p/>
        </draw:polygon>
        <draw:polygon draw:style-name="gr8" draw:text-style-name="P7" draw:layer="layout" svg:width="0.249cm" svg:height="0.251cm" svg:x="-7.756cm" svg:y="5.611cm" svg:viewBox="0 0 250 252" draw:points="0,252 250,252 124,0">
          <text:p/>
        </draw:polygon>
        <draw:polygon draw:style-name="gr8" draw:text-style-name="P7" draw:layer="layout" svg:width="0.249cm" svg:height="0.249cm" svg:x="-7.557cm" svg:y="5.653cm" svg:viewBox="0 0 250 250" draw:points="0,250 250,250 124,0">
          <text:p/>
        </draw:polygon>
        <draw:polygon draw:style-name="gr8" draw:text-style-name="P7" draw:layer="layout" svg:width="0.25cm" svg:height="0.249cm" svg:x="-7.36cm" svg:y="5.694cm" svg:viewBox="0 0 251 250" draw:points="0,250 251,250 126,0">
          <text:p/>
        </draw:polygon>
        <draw:polygon draw:style-name="gr8" draw:text-style-name="P7" draw:layer="layout" svg:width="0.251cm" svg:height="0.25cm" svg:x="-7.161cm" svg:y="5.735cm" svg:viewBox="0 0 252 251" draw:points="0,251 252,251 127,0">
          <text:p/>
        </draw:polygon>
        <draw:polygon draw:style-name="gr8" draw:text-style-name="P7" draw:layer="layout" svg:width="0.251cm" svg:height="0.25cm" svg:x="-6.962cm" svg:y="5.776cm" svg:viewBox="0 0 252 251" draw:points="0,251 252,251 127,0">
          <text:p/>
        </draw:polygon>
        <draw:polygon draw:style-name="gr8" draw:text-style-name="P7" draw:layer="layout" svg:width="0.251cm" svg:height="0.249cm" svg:x="-6.763cm" svg:y="5.818cm" svg:viewBox="0 0 252 250" draw:points="0,250 252,250 126,0">
          <text:p/>
        </draw:polygon>
        <draw:polygon draw:style-name="gr8" draw:text-style-name="P7" draw:layer="layout" svg:width="0.249cm" svg:height="0.25cm" svg:x="-6.564cm" svg:y="5.859cm" svg:viewBox="0 0 250 251" draw:points="0,251 250,251 124,0">
          <text:p/>
        </draw:polygon>
        <draw:polygon draw:style-name="gr8" draw:text-style-name="P7" draw:layer="layout" svg:width="0.249cm" svg:height="0.251cm" svg:x="-6.365cm" svg:y="5.899cm" svg:viewBox="0 0 250 252" draw:points="0,252 250,252 125,0">
          <text:p/>
        </draw:polygon>
        <draw:polygon draw:style-name="gr8" draw:text-style-name="P7" draw:layer="layout" svg:width="0.249cm" svg:height="0.249cm" svg:x="-6.166cm" svg:y="5.942cm" svg:viewBox="0 0 250 250" draw:points="0,250 250,250 125,0">
          <text:p/>
        </draw:polygon>
        <draw:polygon draw:style-name="gr8" draw:text-style-name="P7" draw:layer="layout" svg:width="0.249cm" svg:height="0.249cm" svg:x="-5.967cm" svg:y="5.983cm" svg:viewBox="0 0 250 250" draw:points="0,250 250,250 126,0">
          <text:p/>
        </draw:polygon>
        <draw:polygon draw:style-name="gr8" draw:text-style-name="P7" draw:layer="layout" svg:width="0.251cm" svg:height="0.251cm" svg:x="-5.77cm" svg:y="6.023cm" svg:viewBox="0 0 252 252" draw:points="0,252 252,252 126,0">
          <text:p/>
        </draw:polygon>
        <draw:polygon draw:style-name="gr8" draw:text-style-name="P7" draw:layer="layout" svg:width="0.251cm" svg:height="0.251cm" svg:x="-5.571cm" svg:y="6.064cm" svg:viewBox="0 0 252 252" draw:points="0,252 252,252 126,0">
          <text:p/>
        </draw:polygon>
        <draw:polygon draw:style-name="gr8" draw:text-style-name="P7" draw:layer="layout" svg:width="0.251cm" svg:height="0.25cm" svg:x="-5.372cm" svg:y="6.105cm" svg:viewBox="0 0 252 251" draw:points="0,251 252,251 125,0">
          <text:p/>
        </draw:polygon>
        <draw:polygon draw:style-name="gr8" draw:text-style-name="P7" draw:layer="layout" svg:width="0.249cm" svg:height="0.251cm" svg:x="-5.173cm" svg:y="6.147cm" svg:viewBox="0 0 250 252" draw:points="0,252 250,252 125,0">
          <text:p/>
        </draw:polygon>
        <draw:polygon draw:style-name="gr8" draw:text-style-name="P7" draw:layer="layout" svg:width="0.249cm" svg:height="0.251cm" svg:x="-4.974cm" svg:y="6.188cm" svg:viewBox="0 0 250 252" draw:points="0,252 250,252 125,0">
          <text:p/>
        </draw:polygon>
        <draw:polygon draw:style-name="gr8" draw:text-style-name="P7" draw:layer="layout" svg:width="0.249cm" svg:height="0.25cm" svg:x="-4.775cm" svg:y="6.229cm" svg:viewBox="0 0 250 251" draw:points="0,251 250,251 125,0">
          <text:p/>
        </draw:polygon>
        <draw:polygon draw:style-name="gr8" draw:text-style-name="P7" draw:layer="layout" svg:width="0.249cm" svg:height="0.249cm" svg:x="-4.576cm" svg:y="6.271cm" svg:viewBox="0 0 250 250" draw:points="0,250 250,250 125,0">
          <text:p/>
        </draw:polygon>
        <draw:polygon draw:style-name="gr8" draw:text-style-name="P7" draw:layer="layout" svg:width="0.249cm" svg:height="0.251cm" svg:x="-4.379cm" svg:y="6.312cm" svg:viewBox="0 0 250 252" draw:points="0,252 250,252 125,0">
          <text:p/>
        </draw:polygon>
        <draw:polygon draw:style-name="gr8" draw:text-style-name="P7" draw:layer="layout" svg:width="0.249cm" svg:height="0.251cm" svg:x="-4.18cm" svg:y="6.353cm" svg:viewBox="0 0 250 252" draw:points="0,252 250,252 125,0">
          <text:p/>
        </draw:polygon>
        <draw:polygon draw:style-name="gr8" draw:text-style-name="P7" draw:layer="layout" svg:width="0.249cm" svg:height="0.249cm" svg:x="-3.981cm" svg:y="6.395cm" svg:viewBox="0 0 250 250" draw:points="0,250 250,250 125,0">
          <text:p/>
        </draw:polygon>
        <draw:polygon draw:style-name="gr8" draw:text-style-name="P7" draw:layer="layout" svg:width="0.249cm" svg:height="0.249cm" svg:x="-3.782cm" svg:y="6.436cm" svg:viewBox="0 0 250 250" draw:points="0,250 250,250 124,0">
          <text:p/>
        </draw:polygon>
        <draw:polygon draw:style-name="gr8" draw:text-style-name="P7" draw:layer="layout" svg:width="0.251cm" svg:height="0.25cm" svg:x="-3.585cm" svg:y="6.477cm" svg:viewBox="0 0 252 251" draw:points="0,251 252,251 126,0">
          <text:p/>
        </draw:polygon>
        <draw:polygon draw:style-name="gr8" draw:text-style-name="P7" draw:layer="layout" svg:width="0.251cm" svg:height="0.249cm" svg:x="-3.386cm" svg:y="6.519cm" svg:viewBox="0 0 252 250" draw:points="0,250 252,250 127,0">
          <text:p/>
        </draw:polygon>
        <draw:polygon draw:style-name="gr8" draw:text-style-name="P7" draw:layer="layout" svg:width="0.251cm" svg:height="0.249cm" svg:x="-3.187cm" svg:y="6.56cm" svg:viewBox="0 0 252 250" draw:points="0,250 252,250 126,0">
          <text:p/>
        </draw:polygon>
        <draw:polygon draw:style-name="gr8" draw:text-style-name="P7" draw:layer="layout" svg:width="0.251cm" svg:height="0.25cm" svg:x="-2.988cm" svg:y="6.601cm" svg:viewBox="0 0 252 251" draw:points="0,251 252,251 126,0">
          <text:p/>
        </draw:polygon>
        <draw:polygon draw:style-name="gr8" draw:text-style-name="P7" draw:layer="layout" svg:width="0.249cm" svg:height="0.251cm" svg:x="-2.789cm" svg:y="6.641cm" svg:viewBox="0 0 250 252" draw:points="0,252 250,252 124,0">
          <text:p/>
        </draw:polygon>
        <draw:polygon draw:style-name="gr8" draw:text-style-name="P7" draw:layer="layout" svg:width="0.249cm" svg:height="0.251cm" svg:x="-2.59cm" svg:y="6.682cm" svg:viewBox="0 0 250 252" draw:points="0,252 250,252 125,0">
          <text:p/>
        </draw:polygon>
        <draw:polygon draw:style-name="gr8" draw:text-style-name="P7" draw:layer="layout" svg:width="0.249cm" svg:height="0.25cm" svg:x="-2.391cm" svg:y="6.725cm" svg:viewBox="0 0 250 251" draw:points="0,251 250,251 126,0">
          <text:p/>
        </draw:polygon>
        <draw:polygon draw:style-name="gr8" draw:text-style-name="P7" draw:layer="layout" svg:width="0.251cm" svg:height="0.251cm" svg:x="-2.194cm" svg:y="6.765cm" svg:viewBox="0 0 252 252" draw:points="0,252 252,252 127,0">
          <text:p/>
        </draw:polygon>
        <draw:polygon draw:style-name="gr8" draw:text-style-name="P7" draw:layer="layout" svg:width="0.251cm" svg:height="0.251cm" svg:x="-1.995cm" svg:y="6.806cm" svg:viewBox="0 0 252 252" draw:points="0,252 252,252 126,0">
          <text:p/>
        </draw:polygon>
        <draw:polygon draw:style-name="gr8" draw:text-style-name="P7" draw:layer="layout" svg:width="0.251cm" svg:height="0.249cm" svg:x="-1.796cm" svg:y="6.848cm" svg:viewBox="0 0 252 250" draw:points="0,250 252,250 125,0">
          <text:p/>
        </draw:polygon>
        <draw:polygon draw:style-name="gr8" draw:text-style-name="P7" draw:layer="layout" svg:width="0.251cm" svg:height="0.251cm" svg:x="-1.597cm" svg:y="6.889cm" svg:viewBox="0 0 252 252" draw:points="0,252 252,252 125,0">
          <text:p/>
        </draw:polygon>
        <draw:polygon draw:style-name="gr8" draw:text-style-name="P7" draw:layer="layout" svg:width="0.249cm" svg:height="0.251cm" svg:x="-1.398cm" svg:y="6.93cm" svg:viewBox="0 0 250 252" draw:points="0,252 250,252 126,0">
          <text:p/>
        </draw:polygon>
        <draw:polygon draw:style-name="gr8" draw:text-style-name="P7" draw:layer="layout" svg:width="0.249cm" svg:height="0.25cm" svg:x="-1.199cm" svg:y="6.971cm" svg:viewBox="0 0 250 251" draw:points="0,251 250,251 126,0">
          <text:p/>
        </draw:polygon>
        <draw:polygon draw:style-name="gr8" draw:text-style-name="P7" draw:layer="layout" svg:width="0.249cm" svg:height="0.249cm" svg:x="-1cm" svg:y="7.013cm" svg:viewBox="0 0 250 250" draw:points="0,250 250,250 125,0">
          <text:p/>
        </draw:polygon>
        <draw:polygon draw:style-name="gr8" draw:text-style-name="P7" draw:layer="layout" svg:width="0.25cm" svg:height="0.25cm" svg:x="-0.802cm" svg:y="7.054cm" svg:viewBox="0 0 251 251" draw:points="0,251 251,251 126,0">
          <text:p/>
        </draw:polygon>
        <draw:polyline draw:style-name="gr9" draw:text-style-name="P4" draw:layer="layout" svg:width="9.937cm" svg:height="0.768cm" svg:x="-10.613cm" svg:y="4.242cm" svg:viewBox="0 0 9938 769" draw:points="0,769 199,713 398,661 597,609 796,560 995,514 1192,468 1391,425 1590,384 1789,346 1988,309 2187,275 2386,242 2583,211 2782,182 2981,156 3180,131 3379,110 3578,89 3777,70 3976,55 4173,41 4372,29 4571,18 4771,10 4969,4 5168,0 5366,0 5564,0 5764,3 5964,6 6163,14 6359,21 6558,32 6757,44 6956,59 7155,76 7354,96 7552,116 7751,139 7949,165 8149,191 8348,220 8546,252 8744,286 8943,321 9142,358 9341,398 9540,439 9739,482 9938,529">
          <text:p/>
        </draw:polyline>
        <draw:polygon draw:style-name="gr10" draw:text-style-name="P8" draw:layer="layout" svg:width="0.251cm" svg:height="0.051cm" svg:x="-10.738cm" svg:y="4.985cm" svg:viewBox="0 0 252 52" draw:points="0,0 252,0 252,52 0,52">
          <text:p/>
        </draw:polygon>
        <draw:polygon draw:style-name="gr10" draw:text-style-name="P8" draw:layer="layout" svg:width="0.251cm" svg:height="0.051cm" svg:x="-10.539cm" svg:y="4.93cm" svg:viewBox="0 0 252 52" draw:points="0,0 252,0 252,52 0,52">
          <text:p/>
        </draw:polygon>
        <draw:polygon draw:style-name="gr10" draw:text-style-name="P8" draw:layer="layout" svg:width="0.249cm" svg:height="0.05cm" svg:x="-10.34cm" svg:y="4.877cm" svg:viewBox="0 0 250 51" draw:points="0,0 250,0 250,51 0,51">
          <text:p/>
        </draw:polygon>
        <draw:polygon draw:style-name="gr10" draw:text-style-name="P8" draw:layer="layout" svg:width="0.249cm" svg:height="0.051cm" svg:x="-10.141cm" svg:y="4.826cm" svg:viewBox="0 0 250 52" draw:points="0,0 250,0 250,52 0,52">
          <text:p/>
        </draw:polygon>
        <draw:polygon draw:style-name="gr10" draw:text-style-name="P8" draw:layer="layout" svg:width="0.249cm" svg:height="0.051cm" svg:x="-9.942cm" svg:y="4.777cm" svg:viewBox="0 0 250 52" draw:points="0,0 250,0 250,52 0,52">
          <text:p/>
        </draw:polygon>
        <draw:polygon draw:style-name="gr10" draw:text-style-name="P8" draw:layer="layout" svg:width="0.25cm" svg:height="0.05cm" svg:x="-9.744cm" svg:y="4.73cm" svg:viewBox="0 0 251 51" draw:points="0,0 251,0 251,51 0,51">
          <text:p/>
        </draw:polygon>
        <draw:polygon draw:style-name="gr11" draw:text-style-name="P8" draw:layer="layout" svg:width="0.251cm" svg:height="0.051cm" svg:x="-9.546cm" svg:y="4.685cm" svg:viewBox="0 0 252 52" draw:points="0,0 252,0 252,52 0,52">
          <text:p/>
        </draw:polygon>
        <draw:polygon draw:style-name="gr12" draw:text-style-name="P4" draw:layer="layout" svg:width="0.251cm" svg:height="0.051cm" svg:x="-9.546cm" svg:y="4.685cm" svg:viewBox="0 0 252 52" draw:points="0,0 252,0 252,52 0,52">
          <text:p/>
        </draw:polygon>
        <draw:polygon draw:style-name="gr10" draw:text-style-name="P8" draw:layer="layout" svg:width="0.251cm" svg:height="0.05cm" svg:x="-9.347cm" svg:y="4.643cm" svg:viewBox="0 0 252 51" draw:points="0,0 252,0 252,51 0,51">
          <text:p/>
        </draw:polygon>
        <draw:polygon draw:style-name="gr11" draw:text-style-name="P8" draw:layer="layout" svg:width="0.25cm" svg:height="0.051cm" svg:x="-9.147cm" svg:y="4.601cm" svg:viewBox="0 0 251 52" draw:points="0,0 251,0 251,52 0,52">
          <text:p/>
        </draw:polygon>
        <draw:polygon draw:style-name="gr12" draw:text-style-name="P4" draw:layer="layout" svg:width="0.25cm" svg:height="0.051cm" svg:x="-9.147cm" svg:y="4.601cm" svg:viewBox="0 0 251 52" draw:points="0,0 251,0 251,52 0,52">
          <text:p/>
        </draw:polygon>
        <draw:polygon draw:style-name="gr10" draw:text-style-name="P8" draw:layer="layout" svg:width="0.25cm" svg:height="0.049cm" svg:x="-8.948cm" svg:y="4.563cm" svg:viewBox="0 0 251 50" draw:points="0,0 251,0 251,50 0,50">
          <text:p/>
        </draw:polygon>
        <draw:polygon draw:style-name="gr11" draw:text-style-name="P8" draw:layer="layout" svg:width="0.249cm" svg:height="0.05cm" svg:x="-8.75cm" svg:y="4.525cm" svg:viewBox="0 0 250 51" draw:points="0,0 250,0 250,51 0,51">
          <text:p/>
        </draw:polygon>
        <draw:polygon draw:style-name="gr12" draw:text-style-name="P4" draw:layer="layout" svg:width="0.249cm" svg:height="0.05cm" svg:x="-8.75cm" svg:y="4.525cm" svg:viewBox="0 0 250 51" draw:points="0,0 250,0 250,51 0,51">
          <text:p/>
        </draw:polygon>
        <draw:polygon draw:style-name="gr10" draw:text-style-name="P8" draw:layer="layout" svg:width="0.25cm" svg:height="0.051cm" svg:x="-8.552cm" svg:y="4.491cm" svg:viewBox="0 0 251 52" draw:points="0,0 251,0 251,52 0,52">
          <text:p/>
        </draw:polygon>
        <draw:polygon draw:style-name="gr10" draw:text-style-name="P8" draw:layer="layout" svg:width="0.25cm" svg:height="0.049cm" svg:x="-8.353cm" svg:y="4.459cm" svg:viewBox="0 0 251 50" draw:points="0,0 251,0 251,50 0,50">
          <text:p/>
        </draw:polygon>
        <draw:polygon draw:style-name="gr10" draw:text-style-name="P8" draw:layer="layout" svg:width="0.25cm" svg:height="0.05cm" svg:x="-8.154cm" svg:y="4.427cm" svg:viewBox="0 0 251 51" draw:points="0,0 251,0 251,51 0,51">
          <text:p/>
        </draw:polygon>
        <draw:polygon draw:style-name="gr10" draw:text-style-name="P8" draw:layer="layout" svg:width="0.25cm" svg:height="0.051cm" svg:x="-7.955cm" svg:y="4.399cm" svg:viewBox="0 0 251 52" draw:points="0,0 251,0 251,52 0,52">
          <text:p/>
        </draw:polygon>
        <draw:polygon draw:style-name="gr10" draw:text-style-name="P8" draw:layer="layout" svg:width="0.249cm" svg:height="0.05cm" svg:x="-7.756cm" svg:y="4.372cm" svg:viewBox="0 0 250 51" draw:points="0,0 250,0 250,51 0,51">
          <text:p/>
        </draw:polygon>
        <draw:polygon draw:style-name="gr10" draw:text-style-name="P8" draw:layer="layout" svg:width="0.249cm" svg:height="0.049cm" svg:x="-7.557cm" svg:y="4.349cm" svg:viewBox="0 0 250 50" draw:points="0,0 250,0 250,50 0,50">
          <text:p/>
        </draw:polygon>
        <draw:polygon draw:style-name="gr10" draw:text-style-name="P8" draw:layer="layout" svg:width="0.25cm" svg:height="0.05cm" svg:x="-7.36cm" svg:y="4.326cm" svg:viewBox="0 0 251 51" draw:points="0,0 251,0 251,51 0,51">
          <text:p/>
        </draw:polygon>
        <draw:polygon draw:style-name="gr10" draw:text-style-name="P8" draw:layer="layout" svg:width="0.251cm" svg:height="0.049cm" svg:x="-7.161cm" svg:y="4.306cm" svg:viewBox="0 0 252 50" draw:points="0,0 252,0 252,50 0,50">
          <text:p/>
        </draw:polygon>
        <draw:polygon draw:style-name="gr10" draw:text-style-name="P8" draw:layer="layout" svg:width="0.251cm" svg:height="0.05cm" svg:x="-6.962cm" svg:y="4.288cm" svg:viewBox="0 0 252 51" draw:points="0,0 252,0 252,51 0,51">
          <text:p/>
        </draw:polygon>
        <draw:polygon draw:style-name="gr10" draw:text-style-name="P8" draw:layer="layout" svg:width="0.251cm" svg:height="0.05cm" svg:x="-6.763cm" svg:y="4.271cm" svg:viewBox="0 0 252 51" draw:points="0,0 252,0 252,51 0,51">
          <text:p/>
        </draw:polygon>
        <draw:polygon draw:style-name="gr10" draw:text-style-name="P8" draw:layer="layout" svg:width="0.249cm" svg:height="0.051cm" svg:x="-6.564cm" svg:y="4.257cm" svg:viewBox="0 0 250 52" draw:points="0,0 250,0 250,52 0,52">
          <text:p/>
        </draw:polygon>
        <draw:polygon draw:style-name="gr10" draw:text-style-name="P8" draw:layer="layout" svg:width="0.249cm" svg:height="0.05cm" svg:x="-6.365cm" svg:y="4.245cm" svg:viewBox="0 0 250 51" draw:points="0,0 250,0 250,51 0,51">
          <text:p/>
        </draw:polygon>
        <draw:polygon draw:style-name="gr10" draw:text-style-name="P8" draw:layer="layout" svg:width="0.249cm" svg:height="0.05cm" svg:x="-6.166cm" svg:y="4.236cm" svg:viewBox="0 0 250 51" draw:points="0,0 250,0 250,51 0,51">
          <text:p/>
        </draw:polygon>
        <draw:polygon draw:style-name="gr10" draw:text-style-name="P8" draw:layer="layout" svg:width="0.249cm" svg:height="0.049cm" svg:x="-5.967cm" svg:y="4.228cm" svg:viewBox="0 0 250 50" draw:points="0,0 250,0 250,50 0,50">
          <text:p/>
        </draw:polygon>
        <draw:polygon draw:style-name="gr11" draw:text-style-name="P8" draw:layer="layout" svg:width="0.251cm" svg:height="0.049cm" svg:x="-5.77cm" svg:y="4.222cm" svg:viewBox="0 0 252 50" draw:points="0,0 252,0 252,50 0,50">
          <text:p/>
        </draw:polygon>
        <draw:polygon draw:style-name="gr12" draw:text-style-name="P4" draw:layer="layout" svg:width="0.251cm" svg:height="0.049cm" svg:x="-5.77cm" svg:y="4.222cm" svg:viewBox="0 0 252 50" draw:points="0,0 252,0 252,50 0,50">
          <text:p/>
        </draw:polygon>
        <draw:polygon draw:style-name="gr10" draw:text-style-name="P8" draw:layer="layout" svg:width="0.251cm" svg:height="0.051cm" svg:x="-5.571cm" svg:y="4.217cm" svg:viewBox="0 0 252 52" draw:points="0,0 252,0 252,52 0,52">
          <text:p/>
        </draw:polygon>
        <draw:polygon draw:style-name="gr10" draw:text-style-name="P8" draw:layer="layout" svg:width="0.251cm" svg:height="0.05cm" svg:x="-5.372cm" svg:y="4.216cm" svg:viewBox="0 0 252 51" draw:points="0,0 252,0 252,51 0,51">
          <text:p/>
        </draw:polygon>
        <draw:polygon draw:style-name="gr10" draw:text-style-name="P8" draw:layer="layout" svg:width="0.249cm" svg:height="0.05cm" svg:x="-5.173cm" svg:y="4.216cm" svg:viewBox="0 0 250 51" draw:points="0,0 250,0 250,51 0,51">
          <text:p/>
        </draw:polygon>
        <draw:polygon draw:style-name="gr10" draw:text-style-name="P8" draw:layer="layout" svg:width="0.249cm" svg:height="0.05cm" svg:x="-4.974cm" svg:y="4.219cm" svg:viewBox="0 0 250 51" draw:points="0,0 250,0 250,51 0,51">
          <text:p/>
        </draw:polygon>
        <draw:polygon draw:style-name="gr10" draw:text-style-name="P8" draw:layer="layout" svg:width="0.249cm" svg:height="0.051cm" svg:x="-4.775cm" svg:y="4.223cm" svg:viewBox="0 0 250 52" draw:points="0,0 250,0 250,52 0,52">
          <text:p/>
        </draw:polygon>
        <draw:polygon draw:style-name="gr10" draw:text-style-name="P8" draw:layer="layout" svg:width="0.249cm" svg:height="0.049cm" svg:x="-4.576cm" svg:y="4.231cm" svg:viewBox="0 0 250 50" draw:points="0,0 250,0 250,50 0,50">
          <text:p/>
        </draw:polygon>
        <draw:polygon draw:style-name="gr10" draw:text-style-name="P8" draw:layer="layout" svg:width="0.249cm" svg:height="0.05cm" svg:x="-4.379cm" svg:y="4.239cm" svg:viewBox="0 0 250 51" draw:points="0,0 250,0 250,51 0,51">
          <text:p/>
        </draw:polygon>
        <draw:polygon draw:style-name="gr10" draw:text-style-name="P8" draw:layer="layout" svg:width="0.249cm" svg:height="0.051cm" svg:x="-4.18cm" svg:y="4.249cm" svg:viewBox="0 0 250 52" draw:points="0,0 250,0 250,52 0,52">
          <text:p/>
        </draw:polygon>
        <draw:polygon draw:style-name="gr10" draw:text-style-name="P8" draw:layer="layout" svg:width="0.249cm" svg:height="0.05cm" svg:x="-3.981cm" svg:y="4.262cm" svg:viewBox="0 0 250 51" draw:points="0,0 250,0 250,51 0,51">
          <text:p/>
        </draw:polygon>
        <draw:polygon draw:style-name="gr10" draw:text-style-name="P8" draw:layer="layout" svg:width="0.249cm" svg:height="0.049cm" svg:x="-3.782cm" svg:y="4.277cm" svg:viewBox="0 0 250 50" draw:points="0,0 250,0 250,50 0,50">
          <text:p/>
        </draw:polygon>
        <draw:polygon draw:style-name="gr10" draw:text-style-name="P8" draw:layer="layout" svg:width="0.251cm" svg:height="0.049cm" svg:x="-3.585cm" svg:y="4.294cm" svg:viewBox="0 0 252 50" draw:points="0,0 252,0 252,50 0,50">
          <text:p/>
        </draw:polygon>
        <draw:polygon draw:style-name="gr10" draw:text-style-name="P8" draw:layer="layout" svg:width="0.251cm" svg:height="0.051cm" svg:x="-3.386cm" svg:y="4.312cm" svg:viewBox="0 0 252 52" draw:points="0,0 252,0 252,52 0,52">
          <text:p/>
        </draw:polygon>
        <draw:polygon draw:style-name="gr10" draw:text-style-name="P8" draw:layer="layout" svg:width="0.251cm" svg:height="0.05cm" svg:x="-3.187cm" svg:y="4.334cm" svg:viewBox="0 0 252 51" draw:points="0,0 252,0 252,51 0,51">
          <text:p/>
        </draw:polygon>
        <draw:polygon draw:style-name="gr10" draw:text-style-name="P8" draw:layer="layout" svg:width="0.251cm" svg:height="0.05cm" svg:x="-2.988cm" svg:y="4.357cm" svg:viewBox="0 0 252 51" draw:points="0,0 252,0 252,51 0,51">
          <text:p/>
        </draw:polygon>
        <draw:polygon draw:style-name="gr10" draw:text-style-name="P8" draw:layer="layout" svg:width="0.249cm" svg:height="0.05cm" svg:x="-2.789cm" svg:y="4.381cm" svg:viewBox="0 0 250 51" draw:points="0,0 250,0 250,51 0,51">
          <text:p/>
        </draw:polygon>
        <draw:polygon draw:style-name="gr10" draw:text-style-name="P8" draw:layer="layout" svg:width="0.249cm" svg:height="0.05cm" svg:x="-2.59cm" svg:y="4.409cm" svg:viewBox="0 0 250 51" draw:points="0,0 250,0 250,51 0,51">
          <text:p/>
        </draw:polygon>
        <draw:polygon draw:style-name="gr10" draw:text-style-name="P8" draw:layer="layout" svg:width="0.249cm" svg:height="0.05cm" svg:x="-2.391cm" svg:y="4.438cm" svg:viewBox="0 0 250 51" draw:points="0,0 250,0 250,51 0,51">
          <text:p/>
        </draw:polygon>
        <draw:polygon draw:style-name="gr10" draw:text-style-name="P8" draw:layer="layout" svg:width="0.251cm" svg:height="0.05cm" svg:x="-2.194cm" svg:y="4.47cm" svg:viewBox="0 0 252 51" draw:points="0,0 252,0 252,51 0,51">
          <text:p/>
        </draw:polygon>
        <draw:polygon draw:style-name="gr10" draw:text-style-name="P8" draw:layer="layout" svg:width="0.251cm" svg:height="0.05cm" svg:x="-1.995cm" svg:y="4.502cm" svg:viewBox="0 0 252 51" draw:points="0,0 252,0 252,51 0,51">
          <text:p/>
        </draw:polygon>
        <draw:polygon draw:style-name="gr10" draw:text-style-name="P8" draw:layer="layout" svg:width="0.251cm" svg:height="0.051cm" svg:x="-1.796cm" svg:y="4.537cm" svg:viewBox="0 0 252 52" draw:points="0,0 252,0 252,52 0,52">
          <text:p/>
        </draw:polygon>
        <draw:polygon draw:style-name="gr10" draw:text-style-name="P8" draw:layer="layout" svg:width="0.251cm" svg:height="0.051cm" svg:x="-1.597cm" svg:y="4.575cm" svg:viewBox="0 0 252 52" draw:points="0,0 252,0 252,52 0,52">
          <text:p/>
        </draw:polygon>
        <draw:polygon draw:style-name="gr10" draw:text-style-name="P8" draw:layer="layout" svg:width="0.249cm" svg:height="0.049cm" svg:x="-1.398cm" svg:y="4.615cm" svg:viewBox="0 0 250 50" draw:points="0,0 250,0 250,50 0,50">
          <text:p/>
        </draw:polygon>
        <draw:polygon draw:style-name="gr10" draw:text-style-name="P8" draw:layer="layout" svg:width="0.249cm" svg:height="0.051cm" svg:x="-1.199cm" svg:y="4.656cm" svg:viewBox="0 0 250 52" draw:points="0,0 250,0 250,52 0,52">
          <text:p/>
        </draw:polygon>
        <draw:polygon draw:style-name="gr10" draw:text-style-name="P8" draw:layer="layout" svg:width="0.249cm" svg:height="0.051cm" svg:x="-1cm" svg:y="4.699cm" svg:viewBox="0 0 250 52" draw:points="0,0 250,0 250,52 0,52">
          <text:p/>
        </draw:polygon>
        <draw:polygon draw:style-name="gr10" draw:text-style-name="P8" draw:layer="layout" svg:width="0.25cm" svg:height="0.051cm" svg:x="-0.802cm" svg:y="4.745cm" svg:viewBox="0 0 251 52" draw:points="0,0 251,0 251,52 0,52">
          <text:p/>
        </draw:polygon>
        <draw:polyline draw:style-name="gr13" draw:text-style-name="P4" draw:layer="layout" svg:width="9.937cm" svg:height="4.457cm" svg:x="-10.613cm" svg:y="5.764cm" svg:viewBox="0 0 9938 4458" draw:points="0,4458 199,4396 398,4330 597,4261 796,4191 995,4117 1192,4041 1391,3964 1590,3883 1789,3802 1988,3718 2187,3632 2386,3545 2583,3456 2782,3366 2981,3274 3180,3181 3379,3086 3578,2991 3777,2896 3976,2798 4173,2700 4372,2602 4571,2503 4771,2405 4969,2304 5168,2205 5366,2105 5564,2004 5764,1903 5964,1805 6163,1706 6359,1606 6558,1507 6757,1409 6956,1311 7155,1215 7354,1118 7552,1025 7751,930 7949,837 8149,745 8348,655 8546,568 8744,481 8943,395 9142,312 9341,231 9540,153 9739,75 9938,0">
          <text:p/>
        </draw:polyline>
        <draw:polygon draw:style-name="gr14" draw:text-style-name="P9" draw:layer="layout" svg:width="0.251cm" svg:height="0.251cm" svg:x="-10.738cm" svg:y="10.096cm" svg:viewBox="0 0 252 252" draw:points="0,126 126,252 252,126 126,0">
          <text:p/>
        </draw:polygon>
        <draw:polygon draw:style-name="gr14" draw:text-style-name="P9" draw:layer="layout" svg:width="0.251cm" svg:height="0.251cm" svg:x="-10.539cm" svg:y="10.033cm" svg:viewBox="0 0 252 252" draw:points="0,127 125,252 252,127 125,0">
          <text:p/>
        </draw:polygon>
        <draw:polygon draw:style-name="gr14" draw:text-style-name="P9" draw:layer="layout" svg:width="0.249cm" svg:height="0.25cm" svg:x="-10.34cm" svg:y="9.967cm" svg:viewBox="0 0 250 251" draw:points="0,126 126,251 250,126 126,0">
          <text:p/>
        </draw:polygon>
        <draw:polygon draw:style-name="gr14" draw:text-style-name="P9" draw:layer="layout" svg:width="0.249cm" svg:height="0.249cm" svg:x="-10.141cm" svg:y="9.899cm" svg:viewBox="0 0 250 250" draw:points="0,125 126,250 250,125 126,0">
          <text:p/>
        </draw:polygon>
        <draw:polygon draw:style-name="gr14" draw:text-style-name="P9" draw:layer="layout" svg:width="0.249cm" svg:height="0.251cm" svg:x="-9.942cm" svg:y="9.828cm" svg:viewBox="0 0 250 252" draw:points="0,127 126,252 250,127 126,0">
          <text:p/>
        </draw:polygon>
        <draw:polygon draw:style-name="gr14" draw:text-style-name="P9" draw:layer="layout" svg:width="0.25cm" svg:height="0.249cm" svg:x="-9.744cm" svg:y="9.755cm" svg:viewBox="0 0 251 250" draw:points="0,126 127,250 251,126 127,0">
          <text:p/>
        </draw:polygon>
        <draw:polygon draw:style-name="gr14" draw:text-style-name="P9" draw:layer="layout" svg:width="0.251cm" svg:height="0.249cm" svg:x="-9.546cm" svg:y="9.68cm" svg:viewBox="0 0 252 250" draw:points="0,124 125,250 252,124 125,0">
          <text:p/>
        </draw:polygon>
        <draw:polygon draw:style-name="gr14" draw:text-style-name="P9" draw:layer="layout" svg:width="0.251cm" svg:height="0.249cm" svg:x="-9.347cm" svg:y="9.602cm" svg:viewBox="0 0 252 250" draw:points="0,125 125,250 252,125 125,0">
          <text:p/>
        </draw:polygon>
        <draw:polygon draw:style-name="gr14" draw:text-style-name="P9" draw:layer="layout" svg:width="0.25cm" svg:height="0.25cm" svg:x="-9.147cm" svg:y="9.522cm" svg:viewBox="0 0 251 251" draw:points="0,125 125,251 251,125 125,0">
          <text:p/>
        </draw:polygon>
        <draw:polygon draw:style-name="gr14" draw:text-style-name="P9" draw:layer="layout" svg:width="0.25cm" svg:height="0.249cm" svg:x="-8.948cm" svg:y="9.44cm" svg:viewBox="0 0 251 250" draw:points="0,125 125,250 251,125 125,0">
          <text:p/>
        </draw:polygon>
        <draw:polygon draw:style-name="gr14" draw:text-style-name="P9" draw:layer="layout" svg:width="0.249cm" svg:height="0.25cm" svg:x="-8.75cm" svg:y="9.355cm" svg:viewBox="0 0 250 251" draw:points="0,127 125,251 250,127 125,0">
          <text:p/>
        </draw:polygon>
        <draw:polygon draw:style-name="gr14" draw:text-style-name="P9" draw:layer="layout" svg:width="0.25cm" svg:height="0.25cm" svg:x="-8.552cm" svg:y="9.271cm" svg:viewBox="0 0 251 251" draw:points="0,125 126,251 251,125 126,0">
          <text:p/>
        </draw:polygon>
        <draw:polygon draw:style-name="gr14" draw:text-style-name="P9" draw:layer="layout" svg:width="0.25cm" svg:height="0.249cm" svg:x="-8.353cm" svg:y="9.183cm" svg:viewBox="0 0 251 250" draw:points="0,125 126,250 251,125 126,0">
          <text:p/>
        </draw:polygon>
        <draw:polygon draw:style-name="gr14" draw:text-style-name="P9" draw:layer="layout" svg:width="0.25cm" svg:height="0.251cm" svg:x="-8.154cm" svg:y="9.094cm" svg:viewBox="0 0 251 252" draw:points="0,126 125,252 251,126 125,0">
          <text:p/>
        </draw:polygon>
        <draw:polygon draw:style-name="gr14" draw:text-style-name="P9" draw:layer="layout" svg:width="0.25cm" svg:height="0.25cm" svg:x="-7.955cm" svg:y="9.003cm" svg:viewBox="0 0 251 251" draw:points="0,127 125,251 251,127 125,0">
          <text:p/>
        </draw:polygon>
        <draw:polygon draw:style-name="gr15" draw:text-style-name="P9" draw:layer="layout" svg:width="0.249cm" svg:height="0.25cm" svg:x="-7.756cm" svg:y="8.913cm" svg:viewBox="0 0 250 251" draw:points="0,124 124,251 250,124 124,0">
          <text:p/>
        </draw:polygon>
        <draw:polygon draw:style-name="gr16" draw:text-style-name="P4" draw:layer="layout" svg:width="0.249cm" svg:height="0.25cm" svg:x="-7.756cm" svg:y="8.913cm" svg:viewBox="0 0 250 251" draw:points="0,124 124,251 250,124 124,0">
          <text:p/>
        </draw:polygon>
        <draw:polygon draw:style-name="gr14" draw:text-style-name="P9" draw:layer="layout" svg:width="0.249cm" svg:height="0.249cm" svg:x="-7.557cm" svg:y="8.82cm" svg:viewBox="0 0 250 250" draw:points="0,125 124,250 250,125 124,0">
          <text:p/>
        </draw:polygon>
        <draw:polygon draw:style-name="gr14" draw:text-style-name="P9" draw:layer="layout" svg:width="0.25cm" svg:height="0.249cm" svg:x="-7.36cm" svg:y="8.725cm" svg:viewBox="0 0 251 250" draw:points="0,125 126,250 251,125 126,0">
          <text:p/>
        </draw:polygon>
        <draw:polygon draw:style-name="gr14" draw:text-style-name="P9" draw:layer="layout" svg:width="0.251cm" svg:height="0.25cm" svg:x="-7.161cm" svg:y="8.63cm" svg:viewBox="0 0 252 251" draw:points="0,124 127,251 252,124 127,0">
          <text:p/>
        </draw:polygon>
        <draw:polygon draw:style-name="gr15" draw:text-style-name="P9" draw:layer="layout" svg:width="0.251cm" svg:height="0.249cm" svg:x="-6.962cm" svg:y="8.534cm" svg:viewBox="0 0 252 250" draw:points="0,126 127,250 252,126 127,0">
          <text:p/>
        </draw:polygon>
        <draw:polygon draw:style-name="gr16" draw:text-style-name="P4" draw:layer="layout" svg:width="0.251cm" svg:height="0.249cm" svg:x="-6.962cm" svg:y="8.534cm" svg:viewBox="0 0 252 250" draw:points="0,126 127,250 252,126 127,0">
          <text:p/>
        </draw:polygon>
        <draw:polygon draw:style-name="gr14" draw:text-style-name="P9" draw:layer="layout" svg:width="0.251cm" svg:height="0.251cm" svg:x="-6.763cm" svg:y="8.436cm" svg:viewBox="0 0 252 252" draw:points="0,125 126,252 252,125 126,0">
          <text:p/>
        </draw:polygon>
        <draw:polygon draw:style-name="gr14" draw:text-style-name="P9" draw:layer="layout" svg:width="0.249cm" svg:height="0.251cm" svg:x="-6.564cm" svg:y="8.338cm" svg:viewBox="0 0 250 252" draw:points="0,126 124,252 250,126 124,0">
          <text:p/>
        </draw:polygon>
        <draw:polygon draw:style-name="gr14" draw:text-style-name="P9" draw:layer="layout" svg:width="0.249cm" svg:height="0.251cm" svg:x="-6.365cm" svg:y="8.24cm" svg:viewBox="0 0 250 252" draw:points="0,125 125,252 250,125 125,0">
          <text:p/>
        </draw:polygon>
        <draw:polygon draw:style-name="gr14" draw:text-style-name="P9" draw:layer="layout" svg:width="0.249cm" svg:height="0.249cm" svg:x="-6.166cm" svg:y="8.142cm" svg:viewBox="0 0 250 250" draw:points="0,124 125,250 250,124 125,0">
          <text:p/>
        </draw:polygon>
        <draw:polygon draw:style-name="gr14" draw:text-style-name="P9" draw:layer="layout" svg:width="0.249cm" svg:height="0.249cm" svg:x="-5.967cm" svg:y="8.043cm" svg:viewBox="0 0 250 250" draw:points="0,126 126,250 250,126 126,0">
          <text:p/>
        </draw:polygon>
        <draw:polygon draw:style-name="gr14" draw:text-style-name="P9" draw:layer="layout" svg:width="0.251cm" svg:height="0.25cm" svg:x="-5.77cm" svg:y="7.943cm" svg:viewBox="0 0 252 251" draw:points="0,124 126,251 252,124 126,0">
          <text:p/>
        </draw:polygon>
        <draw:polygon draw:style-name="gr14" draw:text-style-name="P9" draw:layer="layout" svg:width="0.251cm" svg:height="0.251cm" svg:x="-5.571cm" svg:y="7.842cm" svg:viewBox="0 0 252 252" draw:points="0,127 126,252 252,127 126,0">
          <text:p/>
        </draw:polygon>
        <draw:polygon draw:style-name="gr14" draw:text-style-name="P9" draw:layer="layout" svg:width="0.251cm" svg:height="0.249cm" svg:x="-5.372cm" svg:y="7.743cm" svg:viewBox="0 0 252 250" draw:points="0,126 125,250 252,126 125,0">
          <text:p/>
        </draw:polygon>
        <draw:polygon draw:style-name="gr14" draw:text-style-name="P9" draw:layer="layout" svg:width="0.249cm" svg:height="0.249cm" svg:x="-5.173cm" svg:y="7.642cm" svg:viewBox="0 0 250 250" draw:points="0,125 125,250 250,125 125,0">
          <text:p/>
        </draw:polygon>
        <draw:polygon draw:style-name="gr14" draw:text-style-name="P9" draw:layer="layout" svg:width="0.249cm" svg:height="0.25cm" svg:x="-4.974cm" svg:y="7.542cm" svg:viewBox="0 0 250 251" draw:points="0,125 125,251 250,125 125,0">
          <text:p/>
        </draw:polygon>
        <draw:polygon draw:style-name="gr15" draw:text-style-name="P9" draw:layer="layout" svg:width="0.249cm" svg:height="0.249cm" svg:x="-4.775cm" svg:y="7.443cm" svg:viewBox="0 0 250 250" draw:points="0,126 125,250 250,126 125,0">
          <text:p/>
        </draw:polygon>
        <draw:polygon draw:style-name="gr16" draw:text-style-name="P4" draw:layer="layout" svg:width="0.249cm" svg:height="0.249cm" svg:x="-4.775cm" svg:y="7.443cm" svg:viewBox="0 0 250 250" draw:points="0,126 125,250 250,126 125,0">
          <text:p/>
        </draw:polygon>
        <draw:polygon draw:style-name="gr14" draw:text-style-name="P9" draw:layer="layout" svg:width="0.249cm" svg:height="0.251cm" svg:x="-4.576cm" svg:y="7.343cm" svg:viewBox="0 0 250 252" draw:points="0,127 125,252 250,127 125,0">
          <text:p/>
        </draw:polygon>
        <draw:polygon draw:style-name="gr14" draw:text-style-name="P9" draw:layer="layout" svg:width="0.249cm" svg:height="0.251cm" svg:x="-4.379cm" svg:y="7.244cm" svg:viewBox="0 0 250 252" draw:points="0,125 125,252 250,125 125,0">
          <text:p/>
        </draw:polygon>
        <draw:polygon draw:style-name="gr14" draw:text-style-name="P9" draw:layer="layout" svg:width="0.249cm" svg:height="0.249cm" svg:x="-4.18cm" svg:y="7.146cm" svg:viewBox="0 0 250 250" draw:points="0,124 125,250 250,124 125,0">
          <text:p/>
        </draw:polygon>
        <draw:polygon draw:style-name="gr15" draw:text-style-name="P9" draw:layer="layout" svg:width="0.249cm" svg:height="0.249cm" svg:x="-3.981cm" svg:y="7.048cm" svg:viewBox="0 0 250 250" draw:points="0,125 125,250 250,125 125,0">
          <text:p/>
        </draw:polygon>
        <draw:polygon draw:style-name="gr16" draw:text-style-name="P4" draw:layer="layout" svg:width="0.249cm" svg:height="0.249cm" svg:x="-3.981cm" svg:y="7.048cm" svg:viewBox="0 0 250 250" draw:points="0,125 125,250 250,125 125,0">
          <text:p/>
        </draw:polygon>
        <draw:polygon draw:style-name="gr14" draw:text-style-name="P9" draw:layer="layout" svg:width="0.249cm" svg:height="0.249cm" svg:x="-3.782cm" svg:y="6.95cm" svg:viewBox="0 0 250 250" draw:points="0,124 124,250 250,124 124,0">
          <text:p/>
        </draw:polygon>
        <draw:polygon draw:style-name="gr14" draw:text-style-name="P9" draw:layer="layout" svg:width="0.251cm" svg:height="0.251cm" svg:x="-3.585cm" svg:y="6.852cm" svg:viewBox="0 0 252 252" draw:points="0,127 126,252 252,127 126,0">
          <text:p/>
        </draw:polygon>
        <draw:polygon draw:style-name="gr14" draw:text-style-name="P9" draw:layer="layout" svg:width="0.251cm" svg:height="0.251cm" svg:x="-3.386cm" svg:y="6.756cm" svg:viewBox="0 0 252 252" draw:points="0,126 127,252 252,126 127,0">
          <text:p/>
        </draw:polygon>
        <draw:polygon draw:style-name="gr14" draw:text-style-name="P9" draw:layer="layout" svg:width="0.251cm" svg:height="0.25cm" svg:x="-3.187cm" svg:y="6.662cm" svg:viewBox="0 0 252 251" draw:points="0,126 126,251 252,126 126,0">
          <text:p/>
        </draw:polygon>
        <draw:polygon draw:style-name="gr14" draw:text-style-name="P9" draw:layer="layout" svg:width="0.251cm" svg:height="0.249cm" svg:x="-2.988cm" svg:y="6.569cm" svg:viewBox="0 0 252 250" draw:points="0,125 126,250 252,125 126,0">
          <text:p/>
        </draw:polygon>
        <draw:polygon draw:style-name="gr14" draw:text-style-name="P9" draw:layer="layout" svg:width="0.249cm" svg:height="0.249cm" svg:x="-2.789cm" svg:y="6.476cm" svg:viewBox="0 0 250 250" draw:points="0,126 124,250 250,126 124,0">
          <text:p/>
        </draw:polygon>
        <draw:polygon draw:style-name="gr14" draw:text-style-name="P9" draw:layer="layout" svg:width="0.249cm" svg:height="0.251cm" svg:x="-2.59cm" svg:y="6.384cm" svg:viewBox="0 0 250 252" draw:points="0,125 125,252 250,125 125,0">
          <text:p/>
        </draw:polygon>
        <draw:polygon draw:style-name="gr14" draw:text-style-name="P9" draw:layer="layout" svg:width="0.249cm" svg:height="0.25cm" svg:x="-2.391cm" svg:y="6.295cm" svg:viewBox="0 0 250 251" draw:points="0,125 126,251 250,125 126,0">
          <text:p/>
        </draw:polygon>
        <draw:polygon draw:style-name="gr14" draw:text-style-name="P9" draw:layer="layout" svg:width="0.251cm" svg:height="0.25cm" svg:x="-2.194cm" svg:y="6.206cm" svg:viewBox="0 0 252 251" draw:points="0,126 127,251 252,126 127,0">
          <text:p/>
        </draw:polygon>
        <draw:polygon draw:style-name="gr14" draw:text-style-name="P9" draw:layer="layout" svg:width="0.251cm" svg:height="0.251cm" svg:x="-1.995cm" svg:y="6.119cm" svg:viewBox="0 0 252 252" draw:points="0,127 126,252 252,127 126,0">
          <text:p/>
        </draw:polygon>
        <draw:polygon draw:style-name="gr15" draw:text-style-name="P9" draw:layer="layout" svg:width="0.251cm" svg:height="0.249cm" svg:x="-1.796cm" svg:y="6.035cm" svg:viewBox="0 0 252 250" draw:points="0,125 125,250 252,125 125,0">
          <text:p/>
        </draw:polygon>
        <draw:polygon draw:style-name="gr16" draw:text-style-name="P4" draw:layer="layout" svg:width="0.251cm" svg:height="0.249cm" svg:x="-1.796cm" svg:y="6.035cm" svg:viewBox="0 0 252 250" draw:points="0,125 125,250 252,125 125,0">
          <text:p/>
        </draw:polygon>
        <draw:polygon draw:style-name="gr14" draw:text-style-name="P9" draw:layer="layout" svg:width="0.251cm" svg:height="0.251cm" svg:x="-1.597cm" svg:y="5.951cm" svg:viewBox="0 0 252 252" draw:points="0,125 125,252 252,125 125,0">
          <text:p/>
        </draw:polygon>
        <draw:polygon draw:style-name="gr14" draw:text-style-name="P9" draw:layer="layout" svg:width="0.249cm" svg:height="0.251cm" svg:x="-1.398cm" svg:y="5.87cm" svg:viewBox="0 0 250 252" draw:points="0,126 126,252 250,126 126,0">
          <text:p/>
        </draw:polygon>
        <draw:polygon draw:style-name="gr14" draw:text-style-name="P9" draw:layer="layout" svg:width="0.249cm" svg:height="0.249cm" svg:x="-1.199cm" svg:y="5.792cm" svg:viewBox="0 0 250 250" draw:points="0,126 126,250 250,126 126,0">
          <text:p/>
        </draw:polygon>
        <draw:polygon draw:style-name="gr15" draw:text-style-name="P9" draw:layer="layout" svg:width="0.249cm" svg:height="0.249cm" svg:x="-1cm" svg:y="5.714cm" svg:viewBox="0 0 250 250" draw:points="0,125 125,250 250,125 125,0">
          <text:p/>
        </draw:polygon>
        <draw:polygon draw:style-name="gr16" draw:text-style-name="P4" draw:layer="layout" svg:width="0.249cm" svg:height="0.249cm" svg:x="-1cm" svg:y="5.714cm" svg:viewBox="0 0 250 250" draw:points="0,125 125,250 250,125 125,0">
          <text:p/>
        </draw:polygon>
        <draw:polygon draw:style-name="gr14" draw:text-style-name="P9" draw:layer="layout" svg:width="0.25cm" svg:height="0.251cm" svg:x="-0.802cm" svg:y="5.639cm" svg:viewBox="0 0 251 252" draw:points="0,125 126,252 251,125 126,0">
          <text:p/>
        </draw:polygon>
        <draw:frame draw:style-name="gr1" draw:text-style-name="P2" draw:layer="layout" svg:width="1.141cm" svg:height="0.471cm" svg:x="10.227cm" svg:y="25.453cm">
          <draw:text-box>
            <text:p text:style-name="P1"><text:span text:style-name="T1">Page 2</text:span></text:p>
          </draw:text-box>
        </draw:frame>
        <draw:frame draw:style-name="gr17" draw:text-style-name="P10" draw:layer="layout" svg:width="0.607cm" svg:height="0.395cm" svg:x="-12.097cm" svg:y="6.493cm">
          <draw:text-box>
            <text:p text:style-name="P1"><text:span text:style-name="T2">-1.5</text:span></text:p>
          </draw:text-box>
        </draw:frame>
        <draw:frame draw:style-name="gr17" draw:text-style-name="P10" draw:layer="layout" svg:width="0.352cm" svg:height="0.395cm" svg:x="-9.962cm" svg:y="6.493cm">
          <draw:text-box>
            <text:p text:style-name="P1"><text:span text:style-name="T2">-1</text:span></text:p>
          </draw:text-box>
        </draw:frame>
        <draw:frame draw:style-name="gr17" draw:text-style-name="P10" draw:layer="layout" svg:width="0.607cm" svg:height="0.395cm" svg:x="-8.121cm" svg:y="6.493cm">
          <draw:text-box>
            <text:p text:style-name="P1"><text:span text:style-name="T2">-0.5</text:span></text:p>
          </draw:text-box>
        </draw:frame>
        <draw:frame draw:style-name="gr17" draw:text-style-name="P10" draw:layer="layout" svg:width="0.352cm" svg:height="0.395cm" svg:x="-5.937cm" svg:y="6.493cm">
          <draw:text-box>
            <text:p text:style-name="P1"><text:span text:style-name="T2">0</text:span></text:p>
          </draw:text-box>
        </draw:frame>
        <draw:frame draw:style-name="gr17" draw:text-style-name="P10" draw:layer="layout" svg:width="0.489cm" svg:height="0.395cm" svg:x="-4.092cm" svg:y="6.493cm">
          <draw:text-box>
            <text:p text:style-name="P1"><text:span text:style-name="T2">0.5</text:span></text:p>
          </draw:text-box>
        </draw:frame>
        <draw:frame draw:style-name="gr17" draw:text-style-name="P10" draw:layer="layout" svg:width="0.352cm" svg:height="0.395cm" svg:x="-1.961cm" svg:y="6.493cm">
          <draw:text-box>
            <text:p text:style-name="P1"><text:span text:style-name="T2">1</text:span></text:p>
          </draw:text-box>
        </draw:frame>
        <draw:frame draw:style-name="gr17" draw:text-style-name="P10" draw:layer="layout" svg:width="0.489cm" svg:height="0.395cm" svg:x="-0.116cm" svg:y="6.493cm">
          <draw:text-box>
            <text:p text:style-name="P1"><text:span text:style-name="T2">1.5</text:span></text:p>
          </draw:text-box>
        </draw:frame>
        <draw:frame draw:style-name="gr17" draw:text-style-name="P10" draw:layer="layout" svg:width="0.51cm" svg:height="0.395cm" svg:x="-6.569cm" svg:y="11.541cm">
          <draw:text-box>
            <text:p text:style-name="P1"><text:span text:style-name="T2">-40</text:span></text:p>
          </draw:text-box>
        </draw:frame>
        <draw:frame draw:style-name="gr17" draw:text-style-name="P10" draw:layer="layout" svg:width="0.51cm" svg:height="0.395cm" svg:x="-6.569cm" svg:y="10.169cm">
          <draw:text-box>
            <text:p text:style-name="P1"><text:span text:style-name="T2">-30</text:span></text:p>
          </draw:text-box>
        </draw:frame>
        <draw:frame draw:style-name="gr17" draw:text-style-name="P10" draw:layer="layout" svg:width="0.51cm" svg:height="0.395cm" svg:x="-6.569cm" svg:y="8.793cm">
          <draw:text-box>
            <text:p text:style-name="P1"><text:span text:style-name="T2">-20</text:span></text:p>
          </draw:text-box>
        </draw:frame>
        <draw:frame draw:style-name="gr17" draw:text-style-name="P10" draw:layer="layout" svg:width="0.51cm" svg:height="0.395cm" svg:x="-6.569cm" svg:y="7.421cm">
          <draw:text-box>
            <text:p text:style-name="P1"><text:span text:style-name="T2">-10</text:span></text:p>
          </draw:text-box>
        </draw:frame>
        <draw:frame draw:style-name="gr17" draw:text-style-name="P10" draw:layer="layout" svg:width="0.352cm" svg:height="0.395cm" svg:x="-6.279cm" svg:y="6.045cm">
          <draw:text-box>
            <text:p text:style-name="P1"><text:span text:style-name="T2">0</text:span></text:p>
          </draw:text-box>
        </draw:frame>
        <draw:frame draw:style-name="gr17" draw:text-style-name="P10" draw:layer="layout" svg:width="0.391cm" svg:height="0.395cm" svg:x="-6.463cm" svg:y="4.673cm">
          <draw:text-box>
            <text:p text:style-name="P1"><text:span text:style-name="T2">10</text:span></text:p>
          </draw:text-box>
        </draw:frame>
        <draw:line draw:style-name="gr18" draw:text-style-name="P4" draw:layer="layout" svg:x1="0.793cm" svg:y1="6.124cm" svg:x2="1.593cm" svg:y2="6.124cm">
          <text:p/>
        </draw:line>
        <draw:polygon draw:style-name="gr19" draw:text-style-name="P11" draw:layer="layout" svg:width="0.21cm" svg:height="0.211cm" svg:x="1.088cm" svg:y="6.02cm" svg:viewBox="0 0 211 212" draw:points="0,0 0,212 211,212 211,0">
          <text:p/>
        </draw:polygon>
        <draw:line draw:style-name="gr13" draw:text-style-name="P4" draw:layer="layout" svg:x1="0.793cm" svg:y1="6.623cm" svg:x2="1.593cm" svg:y2="6.623cm">
          <text:p/>
        </draw:line>
        <draw:polygon draw:style-name="gr14" draw:text-style-name="P9" draw:layer="layout" svg:width="0.21cm" svg:height="0.211cm" svg:x="1.088cm" svg:y="6.517cm" svg:viewBox="0 0 211 212" draw:points="0,107 107,212 211,107 107,0">
          <text:p/>
        </draw:polygon>
        <draw:line draw:style-name="gr9" draw:text-style-name="P4" draw:layer="layout" svg:x1="0.793cm" svg:y1="7.12cm" svg:x2="1.593cm" svg:y2="7.12cm">
          <text:p/>
        </draw:line>
        <draw:polygon draw:style-name="gr10" draw:text-style-name="P8" draw:layer="layout" svg:width="0.21cm" svg:height="0.041cm" svg:x="1.088cm" svg:y="7.1cm" svg:viewBox="0 0 211 42" draw:points="0,0 211,0 211,42 0,42">
          <text:p/>
        </draw:polygon>
        <draw:line draw:style-name="gr7" draw:text-style-name="P4" draw:layer="layout" svg:x1="0.793cm" svg:y1="7.619cm" svg:x2="1.593cm" svg:y2="7.619cm">
          <text:p/>
        </draw:line>
        <draw:polygon draw:style-name="gr8" draw:text-style-name="P7" draw:layer="layout" svg:width="0.21cm" svg:height="0.21cm" svg:x="1.088cm" svg:y="7.513cm" svg:viewBox="0 0 211 211" draw:points="0,211 211,211 107,0">
          <text:p/>
        </draw:polygon>
        <draw:line draw:style-name="gr5" draw:text-style-name="P4" draw:layer="layout" svg:x1="0.793cm" svg:y1="8.116cm" svg:x2="1.593cm" svg:y2="8.116cm">
          <text:p/>
        </draw:line>
        <draw:polygon draw:style-name="gr6" draw:text-style-name="P6" draw:layer="layout" svg:width="0.21cm" svg:height="0.212cm" svg:x="1.088cm" svg:y="8.01cm" svg:viewBox="0 0 211 213" draw:points="0,0 0,213 211,106">
          <text:p/>
        </draw:polygon>
        <draw:line draw:style-name="gr20" draw:text-style-name="P4" draw:layer="layout" svg:x1="0.793cm" svg:y1="8.613cm" svg:x2="1.593cm" svg:y2="8.613cm">
          <text:p/>
        </draw:line>
        <draw:polygon draw:style-name="gr21" draw:text-style-name="P12" draw:layer="layout" svg:width="0.21cm" svg:height="0.21cm" svg:x="1.088cm" svg:y="8.509cm" svg:viewBox="0 0 211 211" draw:points="98,0 98,97 0,97 0,112 98,112 98,211 114,211 114,112 211,112 211,97 114,97 114,0">
          <text:p/>
        </draw:polygon>
        <draw:line draw:style-name="gr22" draw:text-style-name="P4" draw:layer="layout" svg:x1="0.793cm" svg:y1="9.112cm" svg:x2="1.593cm" svg:y2="9.112cm">
          <text:p/>
        </draw:line>
        <draw:polygon draw:style-name="gr4" draw:text-style-name="P5" draw:layer="layout" svg:width="0.21cm" svg:height="0.211cm" svg:x="1.088cm" svg:y="9.007cm" svg:viewBox="0 0 211 212" draw:points="107,93 11,0 0,10 95,105 0,199 11,212 107,116 200,212 211,199 117,105 211,10 200,0">
          <text:p/>
        </draw:polygon>
        <draw:frame draw:style-name="gr17" draw:text-style-name="P10" draw:layer="layout" svg:width="0.391cm" svg:height="0.395cm" svg:x="-6.463cm" svg:y="3.301cm">
          <draw:text-box>
            <text:p text:style-name="P1"><text:span text:style-name="T2">20</text:span></text:p>
          </draw:text-box>
        </draw:frame>
        <draw:frame draw:style-name="gr17" draw:text-style-name="P10" draw:layer="layout" svg:width="1.56cm" svg:height="0.395cm" svg:x="1.693cm" svg:y="5.925cm">
          <draw:text-box>
            <text:p text:style-name="P1"><text:span text:style-name="T2">Column D</text:span></text:p>
          </draw:text-box>
        </draw:frame>
        <draw:frame draw:style-name="gr17" draw:text-style-name="P10" draw:layer="layout" svg:width="1.539cm" svg:height="0.395cm" svg:x="1.693cm" svg:y="6.423cm">
          <draw:text-box>
            <text:p text:style-name="P1"><text:span text:style-name="T2">Column E</text:span></text:p>
          </draw:text-box>
        </draw:frame>
        <draw:frame draw:style-name="gr17" draw:text-style-name="P10" draw:layer="layout" svg:width="1.522cm" svg:height="0.395cm" svg:x="1.693cm" svg:y="6.924cm">
          <draw:text-box>
            <text:p text:style-name="P1"><text:span text:style-name="T2">Column F</text:span></text:p>
          </draw:text-box>
        </draw:frame>
        <draw:frame draw:style-name="gr17" draw:text-style-name="P10" draw:layer="layout" svg:width="1.581cm" svg:height="0.395cm" svg:x="1.693cm" svg:y="7.417cm">
          <draw:text-box>
            <text:p text:style-name="P1"><text:span text:style-name="T2">Column G</text:span></text:p>
          </draw:text-box>
        </draw:frame>
        <draw:frame draw:style-name="gr17" draw:text-style-name="P10" draw:layer="layout" svg:width="1.56cm" svg:height="0.395cm" svg:x="1.693cm" svg:y="7.918cm">
          <draw:text-box>
            <text:p text:style-name="P1"><text:span text:style-name="T2">Column H</text:span></text:p>
          </draw:text-box>
        </draw:frame>
        <draw:frame draw:style-name="gr17" draw:text-style-name="P10" draw:layer="layout" svg:width="1.403cm" svg:height="0.395cm" svg:x="1.693cm" svg:y="8.416cm">
          <draw:text-box>
            <text:p text:style-name="P1"><text:span text:style-name="T2">Column I</text:span></text:p>
          </draw:text-box>
        </draw:frame>
        <draw:frame draw:style-name="gr17" draw:text-style-name="P10" draw:layer="layout" svg:width="1.484cm" svg:height="0.395cm" svg:x="1.693cm" svg:y="8.913cm">
          <draw:text-box>
            <text:p text:style-name="P1"><text:span text:style-name="T2">Column J</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NewRoman" svg:font-family="TimesNewRoman" style:font-pitch="variable"/>
    <style:font-face style:name="TimesNewRoman1" svg:font-family="TimesNew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60"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document-statistic meta:object-count="562"/>
    <meta:generator>LibreOffice/7.3.2.2$Windows_X86_64 LibreOffice_project/49f2b1bff42cfccbd8f788c8dc32c1c309559be0</meta:generator>
  </office:meta>
</office:document-meta>
</file>